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-apple-system" svg:font-family="-apple-system, HelveticaNeue, Roboto, Arial, sans-serif"/>
    <style:font-face style:name="Cambria" svg:font-family="Cambria"/>
    <style:font-face style:name="Liberation Serif1" svg:font-family="'Liberation Serif'" style:font-family-generic="roman"/>
    <style:font-face style:name="Arial2" svg:font-family="Arial" style:font-family-generic="swiss"/>
    <style:font-face style:name="Liberation Sans1" svg:font-family="'Liberation Sans'" style:font-family-generic="swiss"/>
    <style:font-face style:name="Arial" svg:font-family="Arial" style:font-pitch="variable"/>
    <style:font-face style:name="Cambria1" svg:font-family="Cambria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9.987cm" fo:margin-left="-1.715cm" table:align="left"/>
    </style:style>
    <style:style style:name="Tableau3.A" style:family="table-column">
      <style:table-column-properties style:column-width="5.495cm"/>
    </style:style>
    <style:style style:name="Tableau3.B" style:family="table-column">
      <style:table-column-properties style:column-width="0.734cm"/>
    </style:style>
    <style:style style:name="Tableau3.C" style:family="table-column">
      <style:table-column-properties style:column-width="3.785cm"/>
    </style:style>
    <style:style style:name="Tableau3.D" style:family="table-column">
      <style:table-column-properties style:column-width="1.18cm"/>
    </style:style>
    <style:style style:name="Tableau3.E" style:family="table-column">
      <style:table-column-properties style:column-width="3.053cm"/>
    </style:style>
    <style:style style:name="Tableau3.F" style:family="table-column">
      <style:table-column-properties style:column-width="0.855cm"/>
    </style:style>
    <style:style style:name="Tableau3.G" style:family="table-column">
      <style:table-column-properties style:column-width="4.884cm"/>
    </style:style>
    <style:style style:name="Tableau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611cm" style:rel-column-width="10063*"/>
    </style:style>
    <style:style style:name="Tableau1.B" style:family="table-column">
      <style:table-column-properties style:column-width="2.245cm" style:rel-column-width="8655*"/>
    </style:style>
    <style:style style:name="Tableau1.C" style:family="table-column">
      <style:table-column-properties style:column-width="2.429cm" style:rel-column-width="9363*"/>
    </style:style>
    <style:style style:name="Tableau1.G" style:family="table-column">
      <style:table-column-properties style:column-width="2.429cm" style:rel-column-width="9365*"/>
    </style:style>
    <style:style style:name="Tableau1.1" style:family="table-row">
      <style:table-row-properties style:min-row-height="1.6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Liberation Sans" officeooo:paragraph-rsid="003440f8"/>
    </style:style>
    <style:style style:name="P2" style:family="paragraph" style:parent-style-name="Standard">
      <style:text-properties style:font-name="Liberation Sans" fo:font-size="14pt" fo:font-weight="bold" officeooo:rsid="008b83c2" officeooo:paragraph-rsid="008b83c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fo:font-size="14pt" fo:font-weight="bold" officeooo:rsid="008b83c2" officeooo:paragraph-rsid="009e93d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fo:font-weight="bold" officeooo:rsid="00b5c456" officeooo:paragraph-rsid="00b5c456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fo:font-weight="bold" officeooo:rsid="003a4a15" officeooo:paragraph-rsid="00b126f3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ans" fo:font-size="14pt" fo:font-weight="normal" officeooo:rsid="00837008" officeooo:paragraph-rsid="00837264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ans" fo:font-size="14pt" fo:font-weight="normal" officeooo:rsid="0074ac80" officeooo:paragraph-rsid="0074ac80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ans" fo:font-size="14pt" style:text-underline-style="none" fo:font-weight="normal" officeooo:rsid="008f8ff5" officeooo:paragraph-rsid="0094f538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ans" fo:font-size="14pt" style:text-underline-style="none" fo:font-weight="normal" officeooo:rsid="008f8ff5" officeooo:paragraph-rsid="008f8ff5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ans" fo:font-size="14pt" style:text-underline-style="none" fo:font-weight="normal" officeooo:rsid="008b0e22" officeooo:paragraph-rsid="00b126f3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iberation Sans" fo:font-size="14pt" style:text-underline-style="none" fo:font-weight="normal" officeooo:rsid="0069910b" officeooo:paragraph-rsid="0099cdc8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ans" fo:font-size="14pt" style:text-underline-style="none" fo:font-weight="bold" officeooo:rsid="008e3369" officeooo:paragraph-rsid="008b83c2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style:text-underline-style="none" fo:font-weight="bold" officeooo:rsid="0096daf2" officeooo:paragraph-rsid="009cf5a3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ans" fo:font-size="14pt" style:text-underline-style="none" fo:font-weight="bold" officeooo:rsid="003a4a15" officeooo:paragraph-rsid="00d8a62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style:text-underline-style="none" fo:font-weight="bold" officeooo:rsid="009cf5a3" officeooo:paragraph-rsid="00ef7f7b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ans" fo:font-size="20pt" fo:font-weight="bold" officeooo:rsid="008b0e22" officeooo:paragraph-rsid="008b83c2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Liberation Sans" fo:font-size="20pt" fo:font-weight="bold" officeooo:rsid="008b83c2" officeooo:paragraph-rsid="0099cdc8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Liberation Sans" fo:font-size="20pt" fo:font-weight="bold" officeooo:rsid="010521eb" officeooo:paragraph-rsid="010521eb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Liberation Sans" fo:font-size="20pt" fo:font-weight="normal" officeooo:rsid="001fbfc7" officeooo:paragraph-rsid="0069910b" style:font-size-asian="20pt" style:font-weight-asian="normal" style:font-size-complex="20pt" style:font-weight-complex="normal"/>
    </style:style>
    <style:style style:name="P20" style:family="paragraph" style:parent-style-name="Standard">
      <style:text-properties style:font-name="Liberation Sans" fo:font-size="20pt" style:text-underline-style="none" fo:font-weight="normal" officeooo:rsid="009cf5a3" officeooo:paragraph-rsid="009cf5a3" style:font-size-asian="20pt" style:font-weight-asian="normal" style:font-size-complex="20pt" style:font-weight-complex="normal"/>
    </style:style>
    <style:style style:name="P21" style:family="paragraph" style:parent-style-name="Standard">
      <style:text-properties style:font-name="Liberation Sans" fo:font-size="20pt" style:text-underline-style="none" fo:font-weight="normal" officeooo:rsid="0037b544" officeooo:paragraph-rsid="00ea45f3" style:font-size-asian="20pt" style:font-weight-asian="normal" style:font-size-complex="20pt" style:font-weight-complex="normal"/>
    </style:style>
    <style:style style:name="P22" style:family="paragraph" style:parent-style-name="Standard">
      <style:text-properties style:font-name="Liberation Sans" officeooo:paragraph-rsid="00837264"/>
    </style:style>
    <style:style style:name="P23" style:family="paragraph" style:parent-style-name="Standard">
      <style:text-properties style:font-name="Liberation Sans" fo:font-size="18pt" officeooo:paragraph-rsid="00a7dcfe" style:font-size-asian="18pt" style:font-size-complex="18pt"/>
    </style:style>
    <style:style style:name="P24" style:family="paragraph" style:parent-style-name="Standard">
      <style:text-properties style:font-name="Liberation Sans" fo:font-size="16pt" officeooo:paragraph-rsid="00d9b6bd" style:font-size-asian="16pt" style:font-size-complex="16pt"/>
    </style:style>
    <style:style style:name="P25" style:family="paragraph" style:parent-style-name="Standard">
      <style:text-properties style:font-name="Liberation Sans" fo:font-size="16pt" officeooo:paragraph-rsid="00d9c0e2" style:font-size-asian="16pt" style:font-size-complex="16pt"/>
    </style:style>
    <style:style style:name="P26" style:family="paragraph" style:parent-style-name="Standard">
      <style:text-properties style:font-name="Liberation Sans" fo:font-size="16pt" officeooo:paragraph-rsid="00d9b6bd" style:font-size-asian="16pt" style:font-name-complex="Calibri" style:font-size-complex="16pt"/>
    </style:style>
    <style:style style:name="P27" style:family="paragraph" style:parent-style-name="Standard">
      <style:text-properties officeooo:paragraph-rsid="00837264"/>
    </style:style>
    <style:style style:name="P28" style:family="paragraph" style:parent-style-name="Standard">
      <style:text-properties style:text-position="0% 100%" style:font-name="Liberation Sans1" fo:font-size="15pt" fo:font-weight="normal" officeooo:rsid="0085a21b" officeooo:paragraph-rsid="004fb918" style:font-size-asian="15pt" style:font-weight-asian="normal" style:font-size-complex="15pt" style:font-weight-complex="normal"/>
    </style:style>
    <style:style style:name="P29" style:family="paragraph" style:parent-style-name="Standard">
      <style:text-properties style:text-position="0% 100%" style:font-name="Liberation Sans1" fo:font-size="20pt" style:text-underline-style="none" fo:font-weight="normal" officeooo:rsid="00bbfc36" officeooo:paragraph-rsid="00bbfc36" style:font-size-asian="20pt" style:font-weight-asian="normal" style:font-size-complex="20pt" style:font-weight-complex="normal"/>
    </style:style>
    <style:style style:name="P30" style:family="paragraph" style:parent-style-name="Standard">
      <style:text-properties style:text-position="0% 100%" style:font-name="Liberation Sans1" fo:font-size="20pt" style:text-underline-style="none" fo:font-weight="normal" officeooo:rsid="009cf5a3" officeooo:paragraph-rsid="009cf5a3" style:font-size-asian="20pt" style:font-weight-asian="normal" style:font-size-complex="20pt" style:font-weight-complex="normal"/>
    </style:style>
    <style:style style:name="P31" style:family="paragraph" style:parent-style-name="Standard">
      <style:text-properties style:text-position="0% 100%" style:font-name="Liberation Sans1" fo:font-size="14pt" style:text-underline-style="none" fo:font-weight="normal" officeooo:rsid="00c43e55" officeooo:paragraph-rsid="00fc3434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text-position="0% 100%" style:font-name="Liberation Sans" fo:font-size="20pt" style:text-underline-style="none" fo:font-weight="normal" officeooo:rsid="009cf5a3" officeooo:paragraph-rsid="009e93d6" style:font-size-asian="20pt" style:font-weight-asian="normal" style:font-size-complex="20pt" style:font-weight-complex="normal"/>
    </style:style>
    <style:style style:name="P33" style:family="paragraph" style:parent-style-name="Standard">
      <style:text-properties officeooo:paragraph-rsid="009cf5a3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paragraph-rsid="009cfaf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officeooo:rsid="001fbfc7" officeooo:paragraph-rsid="009cfaf2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6" style:family="paragraph" style:parent-style-name="Standard">
      <style:text-properties fo:font-size="20pt" fo:font-weight="normal" officeooo:paragraph-rsid="009cf5a3" style:font-size-asian="20pt" style:font-weight-asian="normal" style:font-size-complex="20pt" style:font-weight-complex="normal"/>
    </style:style>
    <style:style style:name="P37" style:family="paragraph" style:parent-style-name="Standard">
      <style:text-properties officeooo:paragraph-rsid="00ea45f3"/>
    </style:style>
    <style:style style:name="P38" style:family="paragraph" style:parent-style-name="Standard">
      <style:text-properties officeooo:paragraph-rsid="00ef7f7b"/>
    </style:style>
    <style:style style:name="P39" style:family="paragraph" style:parent-style-name="Standard">
      <style:text-properties officeooo:paragraph-rsid="00fc3434"/>
    </style:style>
    <style:style style:name="P40" style:family="paragraph" style:parent-style-name="Standard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9cfaf2" officeooo:paragraph-rsid="009cfaf2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9cfaf2" officeooo:paragraph-rsid="00a7dcfe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officeooo:rsid="00934b74" officeooo:paragraph-rsid="00934b74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1" fo:font-size="18pt" fo:font-style="normal" fo:text-shadow="none" style:text-underline-style="none" fo:font-weight="normal" officeooo:rsid="00934b74" officeooo:paragraph-rsid="00934b74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9e93d6" officeooo:paragraph-rsid="00db11c3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9e93d6" officeooo:paragraph-rsid="009e93d6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9e93d6" officeooo:paragraph-rsid="009ef9e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9e93d6" officeooo:paragraph-rsid="00dd268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9cfaf2" officeooo:paragraph-rsid="009cfaf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ea45f3" officeooo:paragraph-rsid="009cfaf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ea45f3" officeooo:paragraph-rsid="00ea45f3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break-before="page"/>
      <style:text-properties style:font-name="Liberation Sans" officeooo:paragraph-rsid="00b126f3"/>
    </style:style>
    <style:style style:name="P53" style:family="paragraph" style:parent-style-name="Standard">
      <style:paragraph-properties fo:break-before="page"/>
      <style:text-properties style:font-name="Liberation Sans" officeooo:paragraph-rsid="005a845f"/>
    </style:style>
    <style:style style:name="P54" style:family="paragraph" style:parent-style-name="Standard">
      <style:paragraph-properties fo:break-before="page"/>
      <style:text-properties officeooo:paragraph-rsid="00ef7f7b"/>
    </style:style>
    <style:style style:name="P55" style:family="paragraph" style:parent-style-name="Table_20_Contents">
      <loext:graphic-properties draw:fill="none"/>
      <style:paragraph-properties fo:margin-left="0cm" fo:margin-right="-1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9e93d6" officeooo:paragraph-rsid="009e93d6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officeooo:paragraph-rsid="009e93d6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officeooo:rsid="014e3daf" officeooo:paragraph-rsid="014e3daf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58" style:family="paragraph" style:parent-style-name="List_20_Paragraph" style:list-style-name="WWNum11">
      <style:text-properties style:font-name="Liberation Sans" fo:font-size="16pt" officeooo:paragraph-rsid="00a7dcfe" style:font-size-asian="16pt" style:font-name-complex="Calibri" style:font-size-complex="16pt"/>
    </style:style>
    <style:style style:name="P59" style:family="paragraph" style:parent-style-name="List_20_Paragraph" style:list-style-name="WWNum11">
      <style:text-properties style:font-name="Liberation Sans" fo:font-size="16pt" fo:font-style="normal" style:text-underline-style="none" fo:font-weight="normal" officeooo:rsid="009cfaf2" officeooo:paragraph-rsid="00b5c456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60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6pt" fo:font-style="normal" style:text-underline-style="none" fo:font-weight="normal" officeooo:rsid="00ced833" officeooo:paragraph-rsid="00ced833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61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9cfaf2" officeooo:paragraph-rsid="00a7dcfe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62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09cfaf2" officeooo:paragraph-rsid="015310de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63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174f0ee" officeooo:paragraph-rsid="0174f0ee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64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style:font-name="Liberation Sans" fo:font-size="14pt" fo:font-style="normal" style:text-underline-style="none" fo:font-weight="normal" officeooo:rsid="017a1b19" officeooo:paragraph-rsid="017a1b19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65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paragraph-rsid="014eef0b"/>
    </style:style>
    <style:style style:name="P66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rsid="015069d7" officeooo:paragraph-rsid="015460dc"/>
    </style:style>
    <style:style style:name="P67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rsid="015069d7" officeooo:paragraph-rsid="0164c362"/>
    </style:style>
    <style:style style:name="P68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rsid="015069d7" officeooo:paragraph-rsid="016c668c"/>
    </style:style>
    <style:style style:name="P69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rsid="015069d7" officeooo:paragraph-rsid="0172c7fd"/>
    </style:style>
    <style:style style:name="P70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rsid="015310de" officeooo:paragraph-rsid="015460dc"/>
    </style:style>
    <style:style style:name="P71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rsid="0167cbf6" officeooo:paragraph-rsid="016ae441"/>
    </style:style>
    <style:style style:name="P72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rsid="017ae45a" officeooo:paragraph-rsid="017ae45a"/>
    </style:style>
    <style:style style:name="P73" style:family="paragraph" style:parent-style-name="List_20_Paragraph">
      <loext:graphic-properties draw:fill="none"/>
      <style:paragraph-properties fo:margin-left="0cm" fo:margin-right="-2cm" fo:text-indent="0cm" style:auto-text-indent="false" fo:background-color="transparent">
        <style:tab-stops>
          <style:tab-stop style:position="-0.196cm"/>
        </style:tab-stops>
      </style:paragraph-properties>
      <style:text-properties officeooo:rsid="017b6574" officeooo:paragraph-rsid="017b6574"/>
    </style:style>
    <style:style style:name="P74" style:family="paragraph" style:parent-style-name="Standard">
      <style:text-properties style:font-name="Liberation Sans" fo:font-size="20pt" officeooo:paragraph-rsid="011343b6" style:font-size-asian="20pt" style:font-size-complex="20pt"/>
    </style:style>
    <style:style style:name="P75" style:family="paragraph" style:parent-style-name="Standard">
      <style:text-properties style:font-name="Liberation Sans" fo:font-size="20pt" fo:font-weight="normal" officeooo:rsid="006ac253" officeooo:paragraph-rsid="011771e6" style:font-size-asian="20pt" style:font-weight-asian="normal" style:font-size-complex="20pt" style:font-weight-complex="normal"/>
    </style:style>
    <style:style style:name="P76" style:family="paragraph" style:parent-style-name="Standard">
      <style:text-properties style:font-name="Liberation Sans" fo:font-size="20pt" fo:font-weight="normal" officeooo:rsid="0069910b" officeooo:paragraph-rsid="011771e6" style:font-size-asian="20pt" style:font-weight-asian="normal" style:font-size-complex="20pt" style:font-weight-complex="normal"/>
    </style:style>
    <style:style style:name="P77" style:family="paragraph" style:parent-style-name="Standard">
      <style:text-properties style:font-name="Liberation Sans" fo:font-size="20pt" fo:font-weight="normal" officeooo:rsid="006c9c46" officeooo:paragraph-rsid="011771e6" style:font-size-asian="20pt" style:font-weight-asian="normal" style:font-size-complex="20pt" style:font-weight-complex="normal"/>
    </style:style>
    <style:style style:name="P78" style:family="paragraph" style:parent-style-name="Standard">
      <style:text-properties style:font-name="Liberation Sans" fo:font-size="20pt" fo:font-weight="normal" officeooo:rsid="0085a21b" officeooo:paragraph-rsid="0115360a" style:font-size-asian="20pt" style:font-weight-asian="normal" style:font-size-complex="20pt" style:font-weight-complex="normal"/>
    </style:style>
    <style:style style:name="P79" style:family="paragraph" style:parent-style-name="Standard">
      <style:text-properties style:font-name="Liberation Sans" fo:font-size="20pt" style:text-underline-style="none" fo:font-weight="normal" officeooo:rsid="009cf5a3" officeooo:paragraph-rsid="012ff10d" style:font-size-asian="20pt" style:font-weight-asian="normal" style:font-size-complex="20pt" style:font-weight-complex="normal"/>
    </style:style>
    <style:style style:name="P80" style:family="paragraph" style:parent-style-name="Standard">
      <style:text-properties style:font-name="Liberation Sans" fo:font-size="20pt" style:text-underline-style="none" fo:font-weight="normal" officeooo:rsid="009cf5a3" officeooo:paragraph-rsid="01305870" style:font-size-asian="20pt" style:font-weight-asian="normal" style:font-size-complex="20pt" style:font-weight-complex="normal"/>
    </style:style>
    <style:style style:name="P81" style:family="paragraph" style:parent-style-name="Standard">
      <style:text-properties style:font-name="Liberation Sans" fo:font-size="20pt" style:text-underline-style="none" fo:font-weight="normal" officeooo:rsid="009cf5a3" officeooo:paragraph-rsid="01427249" style:font-size-asian="20pt" style:font-weight-asian="normal" style:font-size-complex="20pt" style:font-weight-complex="normal"/>
    </style:style>
    <style:style style:name="P82" style:family="paragraph" style:parent-style-name="Standard">
      <style:text-properties officeooo:paragraph-rsid="01154667"/>
    </style:style>
    <style:style style:name="P83" style:family="paragraph" style:parent-style-name="Standard">
      <style:text-properties officeooo:paragraph-rsid="012b4ff1"/>
    </style:style>
    <style:style style:name="P84" style:family="paragraph" style:parent-style-name="Standard">
      <style:text-properties style:text-position="0% 100%" style:font-name="Liberation Sans" fo:font-size="20pt" style:text-underline-style="none" fo:font-weight="normal" officeooo:rsid="00bbfc36" officeooo:paragraph-rsid="01427249" style:font-size-asian="20pt" style:font-weight-asian="normal" style:font-size-complex="20pt" style:font-weight-complex="normal"/>
    </style:style>
    <style:style style:name="P85" style:family="paragraph" style:parent-style-name="Standard">
      <style:text-properties fo:font-size="20pt" fo:font-weight="normal" officeooo:rsid="009cf5a3" officeooo:paragraph-rsid="013301c6" style:font-size-asian="20pt" style:font-weight-asian="normal" style:font-size-complex="20pt" style:font-weight-complex="normal"/>
    </style:style>
    <style:style style:name="P86" style:family="paragraph" style:parent-style-name="Standard">
      <style:text-properties fo:font-size="20pt" fo:font-weight="normal" officeooo:rsid="009cf5a3" officeooo:paragraph-rsid="01380685" style:font-size-asian="20pt" style:font-weight-asian="normal" style:font-size-complex="20pt" style:font-weight-complex="normal"/>
    </style:style>
    <style:style style:name="P87" style:family="paragraph" style:parent-style-name="Standard">
      <style:text-properties fo:font-size="20pt" fo:font-weight="normal" officeooo:rsid="00bbfc36" officeooo:paragraph-rsid="013ca40b" style:font-size-asian="20pt" style:font-weight-asian="normal" style:font-size-complex="20pt" style:font-weight-complex="normal"/>
    </style:style>
    <style:style style:name="P88" style:family="paragraph" style:parent-style-name="Standard">
      <style:text-properties officeooo:rsid="017cf871" officeooo:paragraph-rsid="017cf871"/>
    </style:style>
    <style:style style:name="P89" style:family="paragraph">
      <loext:graphic-properties draw:fill="none" draw:fill-color="#ffffff"/>
      <style:paragraph-properties style:writing-mode="lr-tb"/>
    </style:style>
    <style:style style:name="P90" style:family="paragraph">
      <style:paragraph-properties fo:text-align="start" style:writing-mode="lr-tb"/>
    </style:style>
    <style:style style:name="P9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style:font-name="Liberation Sans" fo:font-size="14pt" fo:font-weight="bold" officeooo:rsid="003a4a15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68ee20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fo:font-weight="bold" officeooo:rsid="007995b5" style:font-size-asian="14pt" style:font-weight-asian="bold" style:font-size-complex="14pt" style:font-weight-complex="bold"/>
    </style:style>
    <style:style style:name="T4" style:family="text">
      <style:text-properties style:font-name="Liberation Sans" fo:font-size="14pt" fo:font-weight="bold" officeooo:rsid="00ea45f3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font-weight="normal" officeooo:rsid="00755acf" style:font-size-asian="14pt" style:font-weight-asian="normal" style:font-size-complex="14pt" style:font-weight-complex="normal"/>
    </style:style>
    <style:style style:name="T6" style:family="text">
      <style:text-properties style:font-name="Liberation Sans" fo:font-size="14pt" fo:font-weight="normal" officeooo:rsid="00837008" style:font-size-asian="14pt" style:font-weight-asian="normal" style:font-size-complex="14pt" style:font-weight-complex="normal"/>
    </style:style>
    <style:style style:name="T7" style:family="text">
      <style:text-properties style:font-name="Liberation Sans" fo:font-size="14pt" fo:font-weight="normal" officeooo:rsid="00837264" style:font-size-asian="14pt" style:font-weight-asian="normal" style:font-size-complex="14pt" style:font-weight-complex="normal"/>
    </style:style>
    <style:style style:name="T8" style:family="text">
      <style:text-properties style:font-name="Liberation Sans" fo:font-size="14pt" fo:font-weight="normal" officeooo:rsid="011e12fc" style:font-size-asian="14pt" style:font-weight-asian="normal" style:font-size-complex="14pt" style:font-weight-complex="normal"/>
    </style:style>
    <style:style style:name="T9" style:family="text">
      <style:text-properties style:font-name="Liberation Sans" fo:font-size="14pt" fo:font-weight="normal" officeooo:rsid="011f0808" style:font-size-asian="14pt" style:font-weight-asian="normal" style:font-size-complex="14pt" style:font-weight-complex="normal"/>
    </style:style>
    <style:style style:name="T10" style:family="text">
      <style:text-properties style:font-name="Liberation Sans" fo:font-size="14pt" fo:font-weight="normal" officeooo:rsid="0120d876" style:font-size-asian="14pt" style:font-weight-asian="normal" style:font-size-complex="14pt" style:font-weight-complex="normal"/>
    </style:style>
    <style:style style:name="T11" style:family="text">
      <style:text-properties style:font-name="Liberation Sans" fo:font-size="14pt" fo:font-weight="normal" officeooo:rsid="01217611" style:font-size-asian="14pt" style:font-weight-asian="normal" style:font-size-complex="14pt" style:font-weight-complex="normal"/>
    </style:style>
    <style:style style:name="T12" style:family="text">
      <style:text-properties style:font-name="Liberation Sans" fo:font-size="14pt" fo:font-weight="normal" officeooo:rsid="01225800" style:font-size-asian="14pt" style:font-weight-asian="normal" style:font-size-complex="14pt" style:font-weight-complex="normal"/>
    </style:style>
    <style:style style:name="T13" style:family="text">
      <style:text-properties style:font-name="Liberation Sans" fo:font-size="14pt" fo:font-weight="normal" officeooo:rsid="01229665" style:font-size-asian="14pt" style:font-weight-asian="normal" style:font-size-complex="14pt" style:font-weight-complex="normal"/>
    </style:style>
    <style:style style:name="T14" style:family="text">
      <style:text-properties style:font-name="Liberation Sans" fo:font-size="14pt" fo:font-weight="normal" officeooo:rsid="0122f3ec" style:font-size-asian="14pt" style:font-weight-asian="normal" style:font-size-complex="14pt" style:font-weight-complex="normal"/>
    </style:style>
    <style:style style:name="T15" style:family="text">
      <style:text-properties style:font-name="Liberation Sans" fo:font-size="14pt" fo:font-weight="normal" officeooo:rsid="01251755" style:font-size-asian="14pt" style:font-weight-asian="normal" style:font-size-complex="14pt" style:font-weight-complex="normal"/>
    </style:style>
    <style:style style:name="T16" style:family="text">
      <style:text-properties style:font-name="Liberation Sans" fo:font-size="14pt" style:text-underline-style="none" fo:font-weight="bold" officeooo:rsid="003a4a15" style:font-size-asian="14pt" style:font-weight-asian="bold" style:font-size-complex="14pt" style:font-weight-complex="bold"/>
    </style:style>
    <style:style style:name="T17" style:family="text">
      <style:text-properties style:font-name="Liberation Sans" fo:font-size="14pt" style:text-underline-style="none" fo:font-weight="bold" officeooo:rsid="0096daf2" style:font-size-asian="14pt" style:font-weight-asian="bold" style:font-size-complex="14pt" style:font-weight-complex="bold"/>
    </style:style>
    <style:style style:name="T18" style:family="text">
      <style:text-properties style:font-name="Liberation Sans" fo:font-size="14pt" style:text-underline-style="none" fo:font-weight="bold" officeooo:rsid="008b83c2" style:font-size-asian="14pt" style:font-weight-asian="bold" style:font-size-complex="14pt" style:font-weight-complex="bold"/>
    </style:style>
    <style:style style:name="T19" style:family="text">
      <style:text-properties style:font-name="Liberation Sans" fo:font-size="14pt" style:text-underline-style="none" fo:font-weight="bold" officeooo:rsid="009cf5a3" style:font-size-asian="14pt" style:font-weight-asian="bold" style:font-size-complex="14pt" style:font-weight-complex="bold"/>
    </style:style>
    <style:style style:name="T20" style:family="text">
      <style:text-properties style:font-name="Liberation Sans" fo:font-size="14pt" style:text-underline-style="none" fo:font-weight="bold" officeooo:rsid="00a15043" style:font-size-asian="14pt" style:font-weight-asian="bold" style:font-size-complex="14pt" style:font-weight-complex="bold"/>
    </style:style>
    <style:style style:name="T21" style:family="text">
      <style:text-properties style:font-name="Liberation Sans" fo:font-size="14pt" style:text-underline-style="none" fo:font-weight="bold" officeooo:rsid="00bbfc36" style:font-size-asian="14pt" style:font-weight-asian="bold" style:font-size-complex="14pt" style:font-weight-complex="bold"/>
    </style:style>
    <style:style style:name="T22" style:family="text">
      <style:text-properties style:font-name="Liberation Sans" fo:font-size="14pt" style:text-underline-style="none" fo:font-weight="bold" officeooo:rsid="00ef7f7b" style:font-size-asian="14pt" style:font-weight-asian="bold" style:font-size-complex="14pt" style:font-weight-complex="bold"/>
    </style:style>
    <style:style style:name="T23" style:family="text">
      <style:text-properties style:font-name="Liberation Sans" fo:font-size="14pt" style:text-underline-style="none" fo:font-weight="bold" officeooo:rsid="00f2fa5d" style:font-size-asian="14pt" style:font-weight-asian="bold" style:font-size-complex="14pt" style:font-weight-complex="bold"/>
    </style:style>
    <style:style style:name="T24" style:family="text">
      <style:text-properties style:font-name="Liberation Sans" style:text-underline-style="none"/>
    </style:style>
    <style:style style:name="T25" style:family="text">
      <style:text-properties style:font-name="Liberation Sans" style:text-underline-style="none" officeooo:rsid="009cf5a3"/>
    </style:style>
    <style:style style:name="T26" style:family="text">
      <style:text-properties style:font-name="Liberation Sans" style:text-underline-style="none" officeooo:rsid="00bbfc36"/>
    </style:style>
    <style:style style:name="T27" style:family="text">
      <style:text-properties style:font-name="Liberation Sans" fo:font-size="20pt" fo:font-weight="normal" officeooo:rsid="0069910b" style:font-size-asian="20pt" style:font-weight-asian="normal" style:font-size-complex="20pt" style:font-weight-complex="normal"/>
    </style:style>
    <style:style style:name="T28" style:family="text">
      <style:text-properties style:font-name="Liberation Sans" fo:font-size="20pt" style:font-size-asian="20pt" style:font-size-complex="20pt"/>
    </style:style>
    <style:style style:name="T29" style:family="text">
      <style:text-properties style:font-name="Liberation Sans" fo:font-size="16pt" fo:font-style="normal" style:text-underline-style="none" fo:font-weight="normal" officeooo:rsid="014eef0b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0" style:family="text">
      <style:text-properties style:font-name="Liberation Sans" fo:font-size="16pt" fo:font-style="normal" style:text-underline-style="none" fo:font-weight="normal" officeooo:rsid="0165fde3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1" style:family="text">
      <style:text-properties fo:color="#000000" fo:font-size="14pt" fo:font-style="normal" fo:font-weight="bold" officeooo:rsid="003440f8" style:font-size-asian="14pt" style:font-style-asian="normal" style:font-weight-asian="bold" style:font-size-complex="14pt" style:font-weight-complex="normal"/>
    </style:style>
    <style:style style:name="T32" style:family="text">
      <style:text-properties fo:color="#000000" fo:font-size="14pt" fo:font-style="normal" fo:font-weight="bold" officeooo:rsid="00685e54" style:font-size-asian="14pt" style:font-style-asian="normal" style:font-weight-asian="bold" style:font-size-complex="14pt" style:font-weight-complex="normal"/>
    </style:style>
    <style:style style:name="T33" style:family="text">
      <style:text-properties fo:color="#000000" fo:font-size="14pt" fo:font-style="normal" fo:font-weight="bold" officeooo:rsid="01262a4b" style:font-size-asian="14pt" style:font-style-asian="normal" style:font-weight-asian="bold" style:font-size-complex="14pt" style:font-weight-complex="normal"/>
    </style:style>
    <style:style style:name="T34" style:family="text">
      <style:text-properties fo:color="#000000" fo:font-size="14pt" fo:font-style="normal" fo:font-weight="bold" officeooo:rsid="0126c2d5" style:font-size-asian="14pt" style:font-style-asian="normal" style:font-weight-asian="bold" style:font-size-complex="14pt" style:font-weight-complex="normal"/>
    </style:style>
    <style:style style:name="T35" style:family="text">
      <style:text-properties fo:color="#000000" fo:font-size="32pt" fo:font-style="normal" fo:font-weight="bold" officeooo:rsid="003440f8" style:font-size-asian="32pt" style:font-style-asian="normal" style:font-weight-asian="bold" style:font-size-complex="32pt" style:font-weight-complex="normal"/>
    </style:style>
    <style:style style:name="T36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09e93d6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officeooo:rsid="0146d9ae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T38" style:family="text">
      <style:text-properties fo:font-size="14pt" fo:font-weight="bold" officeooo:rsid="003a4a15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3dec93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07995b5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8b83c2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a0de24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a15043" style:font-size-asian="14pt" style:font-weight-asian="bold" style:font-size-complex="14pt" style:font-weight-complex="bold"/>
    </style:style>
    <style:style style:name="T44" style:family="text">
      <style:text-properties fo:font-size="14pt" style:text-underline-style="none" fo:font-weight="normal" officeooo:rsid="008f8ff5" style:font-size-asian="14pt" style:font-weight-asian="normal" style:font-size-complex="14pt" style:font-weight-complex="normal"/>
    </style:style>
    <style:style style:name="T45" style:family="text">
      <style:text-properties fo:font-size="14pt" style:text-underline-style="none" fo:font-weight="normal" officeooo:rsid="0099cdc8" style:font-size-asian="14pt" style:font-weight-asian="normal" style:font-size-complex="14pt" style:font-weight-complex="normal"/>
    </style:style>
    <style:style style:name="T46" style:family="text">
      <style:text-properties fo:font-size="14pt" style:text-underline-style="none" fo:font-weight="normal" officeooo:rsid="00fb0d24" style:font-size-asian="14pt" style:font-weight-asian="normal" style:font-size-complex="14pt" style:font-weight-complex="normal"/>
    </style:style>
    <style:style style:name="T47" style:family="text">
      <style:text-properties fo:font-size="14pt" style:text-underline-style="none" fo:font-weight="normal" officeooo:rsid="00fbf2fd" style:font-size-asian="14pt" style:font-weight-asian="normal" style:font-size-complex="14pt" style:font-weight-complex="normal"/>
    </style:style>
    <style:style style:name="T48" style:family="text">
      <style:text-properties fo:font-size="14pt" style:text-underline-style="none" style:font-size-asian="14pt" style:font-size-complex="14pt"/>
    </style:style>
    <style:style style:name="T49" style:family="text">
      <style:text-properties fo:font-size="14pt" style:text-underline-style="none" officeooo:rsid="008b83c2" style:font-size-asian="14pt" style:font-size-complex="14pt"/>
    </style:style>
    <style:style style:name="T50" style:family="text">
      <style:text-properties fo:font-size="14pt" style:text-underline-style="none" officeooo:rsid="008e3369" style:font-size-asian="14pt" style:font-size-complex="14pt"/>
    </style:style>
    <style:style style:name="T51" style:family="text">
      <style:text-properties fo:font-size="14pt" style:text-underline-style="none" officeooo:rsid="010284ee" style:font-size-asian="14pt" style:font-size-complex="14pt"/>
    </style:style>
    <style:style style:name="T52" style:family="text">
      <style:text-properties fo:font-size="14pt" style:text-underline-style="none" officeooo:rsid="008f8ff5" style:font-size-asian="14pt" style:font-size-complex="14pt"/>
    </style:style>
    <style:style style:name="T53" style:family="text">
      <style:text-properties officeooo:rsid="0069910b"/>
    </style:style>
    <style:style style:name="T54" style:family="text">
      <style:text-properties style:text-position="super 58%"/>
    </style:style>
    <style:style style:name="T55" style:family="text">
      <style:text-properties style:text-position="super 58%" style:font-name="Liberation Sans1"/>
    </style:style>
    <style:style style:name="T56" style:family="text">
      <style:text-properties style:text-position="super 58%" style:font-name="Liberation Sans1" style:text-underline-style="none" officeooo:rsid="009cf5a3"/>
    </style:style>
    <style:style style:name="T57" style:family="text">
      <style:text-properties style:text-position="super 58%" style:font-name="Liberation Sans1" style:text-underline-style="none" officeooo:rsid="013ca40b"/>
    </style:style>
    <style:style style:name="T58" style:family="text">
      <style:text-properties style:text-position="super 58%" style:font-name="Liberation Sans1" officeooo:rsid="009cf5a3"/>
    </style:style>
    <style:style style:name="T59" style:family="text">
      <style:text-properties style:text-position="super 58%" style:font-name="Liberation Sans1" officeooo:rsid="014427c9"/>
    </style:style>
    <style:style style:name="T60" style:family="text">
      <style:text-properties style:text-position="super 58%" style:font-name="Liberation Sans" style:text-underline-style="none"/>
    </style:style>
    <style:style style:name="T61" style:family="text">
      <style:text-properties style:text-position="super 58%" style:font-name="Liberation Sans" style:text-underline-style="none" officeooo:rsid="01312ac7"/>
    </style:style>
    <style:style style:name="T62" style:family="text">
      <style:text-properties style:text-position="super 58%" style:font-name="Liberation Sans" style:text-underline-style="none" officeooo:rsid="013301c6"/>
    </style:style>
    <style:style style:name="T63" style:family="text">
      <style:text-properties style:text-position="super 58%" style:font-name="Liberation Sans" style:text-underline-style="none" officeooo:rsid="0136303a"/>
    </style:style>
    <style:style style:name="T64" style:family="text">
      <style:text-properties style:text-position="super 58%" style:font-name="Liberation Sans" style:text-underline-style="none" officeooo:rsid="01380685"/>
    </style:style>
    <style:style style:name="T65" style:family="text">
      <style:text-properties style:text-position="super 58%" style:font-name="Liberation Sans" fo:font-size="20pt" style:font-size-asian="20pt" style:font-size-complex="20pt"/>
    </style:style>
    <style:style style:name="T66" style:family="text">
      <style:text-properties style:text-position="super 58%" style:font-name="Liberation Sans" fo:font-size="14pt" fo:font-weight="normal" officeooo:rsid="011e12fc" style:font-size-asian="14pt" style:font-weight-asian="normal" style:font-size-complex="14pt" style:font-weight-complex="normal"/>
    </style:style>
    <style:style style:name="T67" style:family="text">
      <style:text-properties style:text-position="super 58%" style:font-name="Liberation Sans" fo:font-size="24pt" style:text-underline-style="none" fo:font-weight="bold" style:font-size-asian="24pt" style:font-weight-asian="bold" style:font-size-complex="24pt" style:font-weight-complex="bold"/>
    </style:style>
    <style:style style:name="T68" style:family="text">
      <style:text-properties style:text-position="super 58%" style:font-name="Liberation Sans" fo:font-size="24pt" style:text-underline-style="none" fo:font-weight="bold" officeooo:rsid="00c83dc2" style:font-size-asian="24pt" style:font-weight-asian="bold" style:font-size-complex="24pt" style:font-weight-complex="bold"/>
    </style:style>
    <style:style style:name="T69" style:family="text">
      <style:text-properties style:text-position="super 58%" style:text-underline-style="none" fo:font-weight="normal" officeooo:rsid="0037b544" style:font-weight-asian="normal" style:font-weight-complex="normal"/>
    </style:style>
    <style:style style:name="T70" style:family="text">
      <style:text-properties style:text-position="super 58%" style:text-underline-style="none" fo:font-weight="normal" officeooo:rsid="008b0e22" style:font-weight-asian="normal" style:font-weight-complex="normal"/>
    </style:style>
    <style:style style:name="T71" style:family="text">
      <style:text-properties style:text-position="super 58%" style:text-underline-style="none" fo:font-weight="normal" officeooo:rsid="00b5c456" style:font-weight-asian="normal" style:font-weight-complex="normal"/>
    </style:style>
    <style:style style:name="T72" style:family="text">
      <style:text-properties style:text-position="super 58%" style:text-underline-style="none" fo:font-weight="normal" officeooo:rsid="00a9126c" style:font-weight-asian="normal" style:font-weight-complex="normal"/>
    </style:style>
    <style:style style:name="T73" style:family="text">
      <style:text-properties style:text-position="super 58%" officeooo:rsid="00d90240" style:font-name-complex="Calibri"/>
    </style:style>
    <style:style style:name="T74" style:family="text">
      <style:text-properties style:text-position="super 58%" fo:font-weight="normal" officeooo:rsid="009cfaf2" style:font-weight-asian="normal" style:font-weight-complex="normal"/>
    </style:style>
    <style:style style:name="T75" style:family="text">
      <style:text-properties style:text-position="super 58%" fo:font-weight="normal" officeooo:rsid="00986ab7" style:font-weight-asian="normal" style:font-weight-complex="normal"/>
    </style:style>
    <style:style style:name="T76" style:family="text">
      <style:text-properties style:text-position="super 58%" fo:font-weight="normal" officeooo:rsid="0146d9ae" style:font-weight-asian="normal" style:font-weight-complex="normal"/>
    </style:style>
    <style:style style:name="T77" style:family="text">
      <style:text-properties style:text-position="super 58%" officeooo:rsid="0037b544"/>
    </style:style>
    <style:style style:name="T78" style:family="text">
      <style:text-properties style:text-position="super 58%" officeooo:rsid="011c1528"/>
    </style:style>
    <style:style style:name="T79" style:family="text">
      <style:text-properties style:text-position="super 58%" officeooo:rsid="011dac28"/>
    </style:style>
    <style:style style:name="T80" style:family="text">
      <style:text-properties style:text-position="super 58%" officeooo:rsid="012ff10d"/>
    </style:style>
    <style:style style:name="T81" style:family="text">
      <style:text-properties style:text-position="super 58%" officeooo:rsid="0146d9ae"/>
    </style:style>
    <style:style style:name="T82" style:family="text">
      <style:text-properties style:text-position="super 58%" officeooo:rsid="014cd6a9"/>
    </style:style>
    <style:style style:name="T83" style:family="text">
      <style:text-properties style:text-position="super 58%" officeooo:rsid="014cee3d"/>
    </style:style>
    <style:style style:name="T84" style:family="text">
      <style:text-properties style:text-position="super 58%" style:font-name="Liberation Sans" fo:font-size="16pt" officeooo:rsid="014eef0b" style:font-size-asian="16pt" style:font-size-complex="16pt"/>
    </style:style>
    <style:style style:name="T85" style:family="text">
      <style:text-properties style:text-position="super 58%" style:font-name="Liberation Sans" fo:font-size="16pt" officeooo:rsid="01605f47" style:font-size-asian="16pt" style:font-size-complex="16pt"/>
    </style:style>
    <style:style style:name="T86" style:family="text">
      <style:text-properties style:text-position="super 58%" style:font-name="Liberation Sans" fo:font-size="16pt" officeooo:rsid="0161918e" style:font-size-asian="16pt" style:font-size-complex="16pt"/>
    </style:style>
    <style:style style:name="T87" style:family="text">
      <style:text-properties style:text-position="super 58%" style:font-name="Liberation Sans" fo:font-size="16pt" officeooo:rsid="016ae441" style:font-size-asian="16pt" style:font-size-complex="16pt"/>
    </style:style>
    <style:style style:name="T88" style:family="text">
      <style:text-properties style:text-position="super 58%" style:font-name="Liberation Sans" fo:font-size="16pt" officeooo:rsid="0172c7fd" style:font-size-asian="16pt" style:font-size-complex="16pt"/>
    </style:style>
    <style:style style:name="T89" style:family="text">
      <style:text-properties style:text-position="super 58%" style:font-name="Liberation Sans" fo:font-size="16pt" officeooo:rsid="017492f3" style:font-size-asian="16pt" style:font-size-complex="16pt"/>
    </style:style>
    <style:style style:name="T90" style:family="text">
      <style:text-properties style:text-position="super 58%" style:font-name="Liberation Sans" fo:font-size="16pt" fo:font-style="normal" style:text-underline-style="none" fo:font-weight="normal" officeooo:rsid="016ae441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91" style:family="text">
      <style:text-properties style:text-position="0% 100%"/>
    </style:style>
    <style:style style:name="T92" style:family="text">
      <style:text-properties style:text-position="0% 100%" style:font-name="Liberation Sans1"/>
    </style:style>
    <style:style style:name="T93" style:family="text">
      <style:text-properties style:text-position="0% 100%" style:font-name="Liberation Sans1" officeooo:rsid="00ae26de"/>
    </style:style>
    <style:style style:name="T94" style:family="text">
      <style:text-properties style:text-position="0% 100%" style:font-name="Liberation Sans1" style:text-underline-style="none"/>
    </style:style>
    <style:style style:name="T95" style:family="text">
      <style:text-properties style:text-position="0% 100%" style:font-name="Liberation Sans1" style:text-underline-style="none" officeooo:rsid="009cf5a3"/>
    </style:style>
    <style:style style:name="T96" style:family="text">
      <style:text-properties style:text-position="0% 100%" style:font-name="Liberation Sans1" style:text-underline-style="none" officeooo:rsid="013a1cd1"/>
    </style:style>
    <style:style style:name="T97" style:family="text">
      <style:text-properties style:text-position="0% 100%" style:font-name="Liberation Sans1" style:text-underline-style="none" officeooo:rsid="013ba5e3"/>
    </style:style>
    <style:style style:name="T98" style:family="text">
      <style:text-properties style:text-position="0% 100%" style:font-name="Liberation Sans1" officeooo:rsid="0115360a"/>
    </style:style>
    <style:style style:name="T99" style:family="text">
      <style:text-properties style:text-position="0% 100%" fo:font-size="14pt" style:text-underline-style="none" fo:font-weight="bold" officeooo:rsid="00a9126c" style:font-size-asian="14pt" style:font-weight-asian="bold" style:font-size-complex="14pt" style:font-weight-complex="bold"/>
    </style:style>
    <style:style style:name="T100" style:family="text">
      <style:text-properties style:text-position="0% 100%" style:font-name="Liberation Sans" style:text-underline-style="none"/>
    </style:style>
    <style:style style:name="T101" style:family="text">
      <style:text-properties style:text-position="0% 100%" style:font-name="Liberation Sans" style:text-underline-style="none" officeooo:rsid="009cf5a3"/>
    </style:style>
    <style:style style:name="T102" style:family="text">
      <style:text-properties style:text-position="0% 100%" style:font-name="Liberation Sans" style:text-underline-style="none" officeooo:rsid="012ff10d"/>
    </style:style>
    <style:style style:name="T103" style:family="text">
      <style:text-properties style:text-position="0% 100%" style:font-name="Liberation Sans" style:text-underline-style="none" officeooo:rsid="01312ac7"/>
    </style:style>
    <style:style style:name="T104" style:family="text">
      <style:text-properties style:text-position="0% 100%" style:font-name="Liberation Sans" style:text-underline-style="none" officeooo:rsid="0136303a"/>
    </style:style>
    <style:style style:name="T105" style:family="text">
      <style:text-properties style:text-position="0% 100%" style:font-name="Liberation Sans" fo:font-size="14pt" fo:font-weight="normal" officeooo:rsid="011e12fc" style:font-size-asian="14pt" style:font-weight-asian="normal" style:font-size-complex="14pt" style:font-weight-complex="normal"/>
    </style:style>
    <style:style style:name="T106" style:family="text">
      <style:text-properties style:text-position="0% 100%" style:font-name="Liberation Sans" fo:font-size="20pt" style:text-underline-style="none" fo:font-weight="bold" officeooo:rsid="00c83dc2" style:font-size-asian="20pt" style:font-weight-asian="bold" style:font-size-complex="20pt" style:font-weight-complex="bold"/>
    </style:style>
    <style:style style:name="T107" style:family="text">
      <style:text-properties style:text-position="0% 100%" style:font-name="Liberation Sans" fo:font-size="24pt" style:text-underline-style="none" fo:font-weight="bold" officeooo:rsid="0096daf2" style:font-size-asian="24pt" style:font-weight-asian="bold" style:font-size-complex="24pt" style:font-weight-complex="bold"/>
    </style:style>
    <style:style style:name="T108" style:family="text">
      <style:text-properties style:text-position="0% 100%" style:font-name="Liberation Sans" fo:font-size="24pt" style:text-underline-style="none" fo:font-weight="bold" officeooo:rsid="00c83dc2" style:font-size-asian="24pt" style:font-weight-asian="bold" style:font-size-complex="24pt" style:font-weight-complex="bold"/>
    </style:style>
    <style:style style:name="T109" style:family="text">
      <style:text-properties style:text-position="0% 100%" style:font-name="Liberation Sans" fo:font-size="24pt" style:text-underline-style="none" fo:font-weight="bold" officeooo:rsid="012acd01" style:font-size-asian="24pt" style:font-weight-asian="bold" style:font-size-complex="24pt" style:font-weight-complex="bold"/>
    </style:style>
    <style:style style:name="T110" style:family="text">
      <style:text-properties style:text-position="0% 100%" style:font-name="Liberation Sans" fo:font-size="24pt" style:text-underline-style="none" fo:font-weight="bold" officeooo:rsid="012b4ff1" style:font-size-asian="24pt" style:font-weight-asian="bold" style:font-size-complex="24pt" style:font-weight-complex="bold"/>
    </style:style>
    <style:style style:name="T111" style:family="text">
      <style:text-properties style:text-position="0% 100%" style:font-name="Liberation Sans" fo:font-size="24pt" style:text-underline-style="none" fo:font-weight="bold" officeooo:rsid="012d4477" style:font-size-asian="24pt" style:font-weight-asian="bold" style:font-size-complex="24pt" style:font-weight-complex="bold"/>
    </style:style>
    <style:style style:name="T112" style:family="text">
      <style:text-properties style:text-position="0% 100%" style:font-name="Liberation Sans" fo:font-size="24pt" style:text-underline-style="none" fo:font-weight="normal" officeooo:rsid="009cf5a3" style:font-size-asian="24pt" style:font-weight-asian="normal" style:font-size-complex="24pt" style:font-weight-complex="normal"/>
    </style:style>
    <style:style style:name="T113" style:family="text">
      <style:text-properties style:text-position="0% 100%" style:text-underline-style="none" fo:font-weight="normal" officeooo:rsid="008b0e22" style:font-weight-asian="normal" style:font-weight-complex="normal"/>
    </style:style>
    <style:style style:name="T114" style:family="text">
      <style:text-properties style:text-position="0% 100%" officeooo:rsid="009cf5a3"/>
    </style:style>
    <style:style style:name="T115" style:family="text">
      <style:text-properties style:text-position="0% 100%" fo:font-weight="normal" officeooo:rsid="00986ab7" style:font-weight-asian="normal" style:font-weight-complex="normal"/>
    </style:style>
    <style:style style:name="T116" style:family="text">
      <style:text-properties style:text-position="0% 100%" officeooo:rsid="00986ab7"/>
    </style:style>
    <style:style style:name="T117" style:family="text">
      <style:text-properties style:text-position="0% 100%" officeooo:rsid="0069910b"/>
    </style:style>
    <style:style style:name="T118" style:family="text">
      <style:text-properties style:text-position="0% 100%" style:font-name="Liberation Sans1" officeooo:rsid="0069910b"/>
    </style:style>
    <style:style style:name="T119" style:family="text">
      <style:text-properties style:text-position="0% 100%" officeooo:rsid="011771e6"/>
    </style:style>
    <style:style style:name="T120" style:family="text">
      <style:text-properties style:text-position="0% 100%" officeooo:rsid="01184fbf"/>
    </style:style>
    <style:style style:name="T121" style:family="text">
      <style:text-properties style:text-position="0% 100%" officeooo:rsid="011dac28"/>
    </style:style>
    <style:style style:name="T122" style:family="text">
      <style:text-properties style:text-position="0% 100%" style:font-name="Liberation Sans" fo:font-size="16pt" style:font-size-asian="16pt" style:font-size-complex="16pt"/>
    </style:style>
    <style:style style:name="T123" style:family="text">
      <style:text-properties style:text-position="0% 100%" style:font-name="Liberation Sans" fo:font-size="16pt" officeooo:rsid="014eef0b" style:font-size-asian="16pt" style:font-size-complex="16pt"/>
    </style:style>
    <style:style style:name="T124" style:family="text">
      <style:text-properties style:text-position="0% 100%" style:font-name="Liberation Sans" fo:font-size="16pt" officeooo:rsid="01562bfc" style:font-size-asian="16pt" style:font-size-complex="16pt"/>
    </style:style>
    <style:style style:name="T125" style:family="text">
      <style:text-properties style:text-position="0% 100%" style:font-name="Liberation Sans" fo:font-size="16pt" officeooo:rsid="0159fec1" style:font-size-asian="16pt" style:font-size-complex="16pt"/>
    </style:style>
    <style:style style:name="T126" style:family="text">
      <style:text-properties style:text-position="0% 100%" style:font-name="Liberation Sans" fo:font-size="16pt" officeooo:rsid="015db220" style:font-size-asian="16pt" style:font-size-complex="16pt"/>
    </style:style>
    <style:style style:name="T127" style:family="text">
      <style:text-properties style:text-position="0% 100%" style:font-name="Liberation Sans" fo:font-size="16pt" officeooo:rsid="01605f47" style:font-size-asian="16pt" style:font-size-complex="16pt"/>
    </style:style>
    <style:style style:name="T128" style:family="text">
      <style:text-properties style:text-position="0% 100%" style:font-name="Liberation Sans" fo:font-size="16pt" officeooo:rsid="0161918e" style:font-size-asian="16pt" style:font-size-complex="16pt"/>
    </style:style>
    <style:style style:name="T129" style:family="text">
      <style:text-properties style:text-position="0% 100%" style:font-name="Liberation Sans" fo:font-size="16pt" officeooo:rsid="016353ef" style:font-size-asian="16pt" style:font-size-complex="16pt"/>
    </style:style>
    <style:style style:name="T130" style:family="text">
      <style:text-properties style:text-position="0% 100%" style:font-name="Liberation Sans" fo:font-size="16pt" officeooo:rsid="01690392" style:font-size-asian="16pt" style:font-size-complex="16pt"/>
    </style:style>
    <style:style style:name="T131" style:family="text">
      <style:text-properties style:text-position="0% 100%" style:font-name="Liberation Sans" fo:font-size="16pt" officeooo:rsid="016ae441" style:font-size-asian="16pt" style:font-size-complex="16pt"/>
    </style:style>
    <style:style style:name="T132" style:family="text">
      <style:text-properties style:text-position="0% 100%" style:font-name="Liberation Sans" fo:font-size="16pt" officeooo:rsid="016c668c" style:font-size-asian="16pt" style:font-size-complex="16pt"/>
    </style:style>
    <style:style style:name="T133" style:family="text">
      <style:text-properties style:text-position="0% 100%" style:font-name="Liberation Sans" fo:font-size="16pt" officeooo:rsid="01710df1" style:font-size-asian="16pt" style:font-size-complex="16pt"/>
    </style:style>
    <style:style style:name="T134" style:family="text">
      <style:text-properties style:text-position="0% 100%" style:font-name="Liberation Sans" fo:font-size="16pt" officeooo:rsid="0171acf5" style:font-size-asian="16pt" style:font-size-complex="16pt"/>
    </style:style>
    <style:style style:name="T135" style:family="text">
      <style:text-properties style:text-position="0% 100%" style:font-name="Liberation Sans" fo:font-size="16pt" officeooo:rsid="0172c7fd" style:font-size-asian="16pt" style:font-size-complex="16pt"/>
    </style:style>
    <style:style style:name="T136" style:family="text">
      <style:text-properties style:text-position="0% 100%" style:font-name="Liberation Sans" fo:font-size="16pt" fo:font-style="normal" style:text-underline-style="none" fo:font-weight="normal" officeooo:rsid="014eef0b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37" style:family="text">
      <style:text-properties style:text-position="0% 100%" style:font-name="Liberation Sans" fo:font-size="16pt" fo:font-style="normal" style:text-underline-style="none" fo:font-weight="normal" officeooo:rsid="016ae441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38" style:family="text">
      <style:text-properties style:font-name="Liberation Sans1"/>
    </style:style>
    <style:style style:name="T139" style:family="text">
      <style:text-properties style:font-name="Liberation Sans1" style:text-underline-style="none" officeooo:rsid="009cf5a3"/>
    </style:style>
    <style:style style:name="T140" style:family="text">
      <style:text-properties style:font-name="Liberation Sans1" officeooo:rsid="009cf5a3"/>
    </style:style>
    <style:style style:name="T141" style:family="text">
      <style:text-properties style:font-name="Liberation Sans1" officeooo:rsid="00ae26de"/>
    </style:style>
    <style:style style:name="T142" style:family="text">
      <style:text-properties style:font-name="Liberation Sans1" officeooo:rsid="0143aebd"/>
    </style:style>
    <style:style style:name="T143" style:family="text">
      <style:text-properties style:font-name="Liberation Sans1" officeooo:rsid="014427c9"/>
    </style:style>
    <style:style style:name="T144" style:family="text">
      <style:text-properties style:font-name="Liberation Sans1" officeooo:rsid="014573fb"/>
    </style:style>
    <style:style style:name="T145" style:family="text">
      <style:text-properties style:font-name-complex="Calibri"/>
    </style:style>
    <style:style style:name="T146" style:family="text">
      <style:text-properties officeooo:rsid="00d90240" style:font-name-complex="Calibri"/>
    </style:style>
    <style:style style:name="T147" style:family="text">
      <style:text-properties style:text-underline-style="solid" style:text-underline-width="auto" style:text-underline-color="font-color" fo:font-weight="bold" style:font-weight-asian="bold" style:font-name-complex="Calibri" style:font-weight-complex="bold"/>
    </style:style>
    <style:style style:name="T148" style:family="text">
      <style:text-properties style:text-underline-style="solid" style:text-underline-width="auto" style:text-underline-color="font-color" fo:font-weight="bold" officeooo:rsid="00eaf2ba" style:font-weight-asian="bold" style:font-name-complex="Calibri" style:font-weight-complex="bold"/>
    </style:style>
    <style:style style:name="T149" style:family="text">
      <style:text-properties fo:font-weight="bold" style:font-weight-asian="bold" style:font-name-complex="Calibri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style:text-underline-style="none" fo:font-weight="normal" officeooo:rsid="0037b544" style:font-weight-asian="normal" style:font-weight-complex="normal"/>
    </style:style>
    <style:style style:name="T152" style:family="text">
      <style:text-properties style:text-underline-style="none" fo:font-weight="normal" officeooo:rsid="0069910b" style:font-weight-asian="normal" style:font-weight-complex="normal"/>
    </style:style>
    <style:style style:name="T153" style:family="text">
      <style:text-properties style:text-underline-style="none" fo:font-weight="normal" officeooo:rsid="008b0e22" style:font-weight-asian="normal" style:font-weight-complex="normal"/>
    </style:style>
    <style:style style:name="T154" style:family="text">
      <style:text-properties fo:font-weight="normal" officeooo:rsid="0037b544" style:font-weight-asian="normal" style:font-weight-complex="normal"/>
    </style:style>
    <style:style style:name="T155" style:family="text">
      <style:text-properties fo:font-weight="normal" officeooo:rsid="00986ab7" style:font-weight-asian="normal" style:font-weight-complex="normal"/>
    </style:style>
    <style:style style:name="T156" style:family="text">
      <style:text-properties officeooo:rsid="00bbfc36"/>
    </style:style>
    <style:style style:name="T157" style:family="text">
      <style:text-properties officeooo:rsid="00d8a629"/>
    </style:style>
    <style:style style:name="T158" style:family="text">
      <style:text-properties officeooo:rsid="0037b544"/>
    </style:style>
    <style:style style:name="T159" style:family="text">
      <style:text-properties fo:font-size="16pt" style:text-underline-style="solid" style:text-underline-width="auto" style:text-underline-color="font-color" fo:font-weight="normal" style:font-size-asian="16pt" style:font-weight-asian="normal" style:font-name-complex="Calibri" style:font-size-complex="16pt" style:font-weight-complex="normal"/>
    </style:style>
    <style:style style:name="T160" style:family="text">
      <style:text-properties fo:font-size="16pt" style:text-underline-style="solid" style:text-underline-width="auto" style:text-underline-color="font-color" fo:font-weight="normal" officeooo:rsid="00e2f44d" style:font-size-asian="16pt" style:font-weight-asian="normal" style:font-name-complex="Calibri" style:font-size-complex="16pt" style:font-weight-complex="normal"/>
    </style:style>
    <style:style style:name="T161" style:family="text">
      <style:text-properties fo:font-size="16pt" style:text-underline-style="solid" style:text-underline-width="auto" style:text-underline-color="font-color" fo:font-weight="normal" officeooo:rsid="00b41370" style:font-size-asian="16pt" style:font-weight-asian="normal" style:font-name-complex="Calibri" style:font-size-complex="16pt" style:font-weight-complex="normal"/>
    </style:style>
    <style:style style:name="T162" style:family="text">
      <style:text-properties fo:font-size="16pt" style:text-underline-style="none" fo:font-weight="normal" style:font-size-asian="16pt" style:font-weight-asian="normal" style:font-name-complex="Calibri" style:font-size-complex="16pt" style:font-weight-complex="normal"/>
    </style:style>
    <style:style style:name="T163" style:family="text">
      <style:text-properties fo:font-size="16pt" fo:font-weight="normal" officeooo:rsid="00a7dcfe" style:font-size-asian="16pt" style:font-weight-asian="normal" style:font-name-complex="Calibri" style:font-size-complex="16pt" style:font-weight-complex="normal"/>
    </style:style>
    <style:style style:name="T164" style:family="text">
      <style:text-properties fo:font-size="16pt" fo:font-weight="normal" officeooo:rsid="00b41370" style:font-size-asian="16pt" style:font-weight-asian="normal" style:font-name-complex="Calibri" style:font-size-complex="16pt" style:font-weight-complex="normal"/>
    </style:style>
    <style:style style:name="T165" style:family="text">
      <style:text-properties fo:font-size="16pt" fo:font-weight="bold" style:font-size-asian="16pt" style:font-weight-asian="bold" style:font-name-complex="Calibri" style:font-size-complex="16pt" style:font-weight-complex="bold"/>
    </style:style>
    <style:style style:name="T166" style:family="text">
      <style:text-properties officeooo:rsid="00fc3434"/>
    </style:style>
    <style:style style:name="T167" style:family="text">
      <style:text-properties style:font-name="Liberation Sans1"/>
    </style:style>
    <style:style style:name="T168" style:family="text">
      <style:text-properties style:font-name="Liberation Sans1" officeooo:rsid="0069910b"/>
    </style:style>
    <style:style style:name="T169" style:family="text">
      <style:text-properties style:font-name="Liberation Sans1" fo:font-size="20pt" fo:font-weight="normal" officeooo:rsid="0069910b" style:font-size-asian="20pt" style:font-weight-asian="normal" style:font-size-complex="20pt" style:font-weight-complex="normal"/>
    </style:style>
    <style:style style:name="T170" style:family="text">
      <style:text-properties style:font-name="Liberation Sans" fo:font-size="20pt" fo:font-weight="normal" officeooo:rsid="0069910b" style:font-size-asian="20pt" style:font-weight-asian="normal" style:font-size-complex="20pt" style:font-weight-complex="normal"/>
    </style:style>
    <style:style style:name="T171" style:family="text">
      <style:text-properties style:font-name="Liberation Sans" fo:font-size="20pt" style:font-size-asian="20pt" style:font-size-complex="20pt"/>
    </style:style>
    <style:style style:name="T172" style:family="text">
      <style:text-properties style:font-name="Liberation Sans" fo:font-size="16pt" fo:font-style="normal" style:text-underline-style="none" fo:font-weight="normal" officeooo:rsid="014eef0b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73" style:family="text">
      <style:text-properties style:font-name="Liberation Sans" fo:font-size="16pt" style:font-size-asian="16pt" style:font-size-complex="16pt"/>
    </style:style>
    <style:style style:name="T174" style:family="text">
      <style:text-properties officeooo:rsid="011771e6"/>
    </style:style>
    <style:style style:name="T175" style:family="text">
      <style:text-properties officeooo:rsid="0119a2e3"/>
    </style:style>
    <style:style style:name="T176" style:family="text">
      <style:text-properties officeooo:rsid="011c1528"/>
    </style:style>
    <style:style style:name="T177" style:family="text">
      <style:text-properties officeooo:rsid="012ff10d"/>
    </style:style>
    <style:style style:name="T178" style:family="text">
      <style:text-properties officeooo:rsid="01305870"/>
    </style:style>
    <style:style style:name="T179" style:family="text">
      <style:text-properties officeooo:rsid="009cf5a3"/>
    </style:style>
    <style:style style:name="T180" style:family="text">
      <style:text-properties officeooo:rsid="0149fafa"/>
    </style:style>
    <style:style style:name="T181" style:family="text">
      <style:text-properties officeooo:rsid="014afe76"/>
    </style:style>
    <style:style style:name="T182" style:family="text">
      <style:text-properties style:text-position="sub 58%" style:font-name="Liberation Sans" fo:font-size="16pt" officeooo:rsid="014eef0b" style:font-size-asian="16pt" style:font-size-complex="16pt"/>
    </style:style>
    <style:style style:name="T183" style:family="text">
      <style:text-properties style:text-position="sub 58%" style:font-name="Liberation Sans" fo:font-size="16pt" officeooo:rsid="016c3d63" style:font-size-asian="16pt" style:font-size-complex="16pt"/>
    </style:style>
    <style:style style:name="T184" style:family="text">
      <style:text-properties style:text-position="sub 58%" style:font-name="Liberation Sans" fo:font-size="16pt" officeooo:rsid="016353ef" style:font-size-asian="16pt" style:font-size-complex="16pt"/>
    </style:style>
    <style:style style:name="T185" style:family="text">
      <style:text-properties style:text-position="sub 58%" style:font-name="Liberation Sans" fo:font-size="16pt" officeooo:rsid="016f31eb" style:font-size-asian="16pt" style:font-size-complex="16pt"/>
    </style:style>
    <style:style style:name="T186" style:family="text">
      <style:text-properties officeooo:rsid="0176c91c"/>
    </style:style>
    <style:style style:name="T187" style:family="text">
      <style:text-properties style:font-name="Liberation Sans" fo:font-size="60pt" style:font-size-asian="60pt" style:font-size-complex="60pt"/>
    </style:style>
    <style:style style:name="T188" style:family="text">
      <style:text-properties fo:color="#000000" style:font-name="Cambria" fo:font-size="12pt" style:font-size-asian="12pt" style:font-name-complex="Cambria" style:font-size-complex="12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2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04cm" fo:min-width="0.42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03cm" fo:min-width="0.422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style-name="gr2" draw:text-style-name="P91" svg:width="0.422cm" svg:height="0.505cm" svg:x="-0.824cm" svg:y="0.503cm"><draw:text-box><text:p text:style-name="P90"><text:span text:style-name="T188"><text:s/></text:span></text:p></draw:text-box></draw:frame><draw:frame text:anchor-type="paragraph" draw:z-index="1" draw:style-name="gr2" draw:text-style-name="P91" svg:width="0.422cm" svg:height="0.505cm" svg:x="-0.824cm" svg:y="3.092cm"><draw:text-box><text:p text:style-name="P90"><text:span text:style-name="T188"><text:s/></text:span></text:p></draw:text-box></draw:frame><draw:frame text:anchor-type="paragraph" draw:z-index="2" draw:style-name="gr2" draw:text-style-name="P91" svg:width="0.422cm" svg:height="0.505cm" svg:x="-0.824cm" svg:y="4.083cm"><draw:text-box><text:p text:style-name="P90"><text:span text:style-name="T188"><text:s/></text:span></text:p></draw:text-box></draw:frame><draw:frame text:anchor-type="paragraph" draw:z-index="3" draw:style-name="gr3" draw:text-style-name="P91" svg:width="0.422cm" svg:height="0.503cm" svg:x="-0.824cm" svg:y="4.584cm"><draw:text-box><text:p text:style-name="P90"><text:span text:style-name="T188"><text:s/></text:span></text:p></draw:text-box></draw:frame><draw:frame text:anchor-type="paragraph" draw:z-index="4" draw:style-name="gr2" draw:text-style-name="P91" svg:width="0.422cm" svg:height="0.505cm" svg:x="-0.824cm" svg:y="5.574cm"><draw:text-box><text:p text:style-name="P90"><text:span text:style-name="T188"><text:s/></text:span></text:p></draw:text-box></draw:frame><draw:frame text:anchor-type="paragraph" draw:z-index="5" draw:style-name="gr2" draw:text-style-name="P91" svg:width="0.422cm" svg:height="0.505cm" svg:x="-0.824cm" svg:y="9.299cm"><draw:text-box><text:p text:style-name="P90"><text:span text:style-name="T188"><text:s/></text:span></text:p></draw:text-box></draw:frame><draw:frame text:anchor-type="paragraph" draw:z-index="6" draw:style-name="gr2" draw:text-style-name="P91" svg:width="0.422cm" svg:height="0.505cm" svg:x="-0.824cm" svg:y="9.798cm"><draw:text-box><text:p text:style-name="P90"><text:span text:style-name="T188"><text:s/></text:span></text:p></draw:text-box></draw:frame><draw:frame text:anchor-type="paragraph" draw:z-index="7" draw:style-name="gr3" draw:text-style-name="P91" svg:width="0.422cm" svg:height="0.503cm" svg:x="-0.824cm" svg:y="10.299cm"><draw:text-box><text:p text:style-name="P90"><text:span text:style-name="T188"><text:s/></text:span></text:p></draw:text-box></draw:frame><draw:frame text:anchor-type="paragraph" draw:z-index="8" draw:style-name="gr2" draw:text-style-name="P91" svg:width="0.422cm" svg:height="0.505cm" svg:x="-0.824cm" svg:y="10.79cm"><draw:text-box><text:p text:style-name="P90"><text:span text:style-name="T188"><text:s/></text:span></text:p></draw:text-box></draw:frame><draw:frame text:anchor-type="paragraph" draw:z-index="9" draw:style-name="gr2" draw:text-style-name="P91" svg:width="0.422cm" svg:height="0.505cm" svg:x="-0.824cm" svg:y="11.628cm"><draw:text-box><text:p text:style-name="P90"><text:span text:style-name="T188"><text:s/></text:span></text:p></draw:text-box></draw:frame><draw:frame text:anchor-type="paragraph" draw:z-index="10" draw:style-name="gr2" draw:text-style-name="P91" svg:width="0.422cm" svg:height="0.505cm" svg:x="16.826cm" svg:y="13.109cm"><draw:text-box><text:p text:style-name="P90"><text:span text:style-name="T188"><text:s/></text:span></text:p></draw:text-box></draw:frame><draw:frame text:anchor-type="paragraph" draw:z-index="11" draw:style-name="gr2" draw:text-style-name="P91" svg:width="0.422cm" svg:height="0.505cm" svg:x="-0.824cm" svg:y="13.608cm"><draw:text-box><text:p text:style-name="P90"><text:span text:style-name="T188"><text:s/></text:span></text:p></draw:text-box></draw:frame><draw:frame text:anchor-type="paragraph" draw:z-index="12" draw:style-name="gr3" draw:text-style-name="P91" svg:width="0.422cm" svg:height="0.503cm" svg:x="-0.824cm" svg:y="14.109cm"><draw:text-box><text:p text:style-name="P90"><text:span text:style-name="T188"><text:s/></text:span></text:p></draw:text-box></draw:frame><draw:frame text:anchor-type="paragraph" draw:z-index="13" draw:style-name="gr2" draw:text-style-name="P91" svg:width="0.422cm" svg:height="0.505cm" svg:x="-0.824cm" svg:y="19.248cm"><draw:text-box><text:p text:style-name="P90"><text:span text:style-name="T188"><text:s/></text:span></text:p></draw:text-box></draw:frame><draw:frame text:anchor-type="paragraph" draw:z-index="14" draw:style-name="gr2" draw:text-style-name="P91" svg:width="0.422cm" svg:height="0.505cm" svg:x="-0.824cm" svg:y="19.738cm"><draw:text-box><text:p text:style-name="P90"><text:span text:style-name="T188"><text:s/></text:span></text:p></draw:text-box></draw:frame><draw:frame text:anchor-type="paragraph" draw:z-index="15" draw:style-name="gr2" draw:text-style-name="P91" svg:width="0.422cm" svg:height="0.505cm" svg:x="-0.824cm" svg:y="20.237cm"><draw:text-box><text:p text:style-name="P90"><text:span text:style-name="T188"><text:s/></text:span></text:p></draw:text-box></draw:frame><draw:frame text:anchor-type="paragraph" draw:z-index="16" draw:style-name="gr2" draw:text-style-name="P91" svg:width="0.422cm" svg:height="0.505cm" svg:x="-0.824cm" svg:y="20.738cm"><draw:text-box><text:p text:style-name="P90"><text:span text:style-name="T188"><text:s/></text:span></text:p></draw:text-box></draw:frame><draw:frame text:anchor-type="paragraph" draw:z-index="17" draw:style-name="gr2" draw:text-style-name="P91" svg:width="0.422cm" svg:height="0.505cm" svg:x="-0.824cm" svg:y="24.963cm"><draw:text-box><text:p text:style-name="P90"><text:span text:style-name="T188"><text:s/></text:span></text:p></draw:text-box></draw:frame><draw:frame text:anchor-type="paragraph" draw:z-index="18" draw:style-name="gr2" draw:text-style-name="P91" svg:width="0.422cm" svg:height="0.505cm" svg:x="-0.824cm" svg:y="25.453cm"><draw:text-box><text:p text:style-name="P90"><text:span text:style-name="T188"><text:s/></text:span></text:p></draw:text-box></draw:frame><draw:frame text:anchor-type="paragraph" draw:z-index="19" draw:style-name="gr2" draw:text-style-name="P91" svg:width="0.422cm" svg:height="0.505cm" svg:x="-0.824cm" svg:y="25.952cm"><draw:text-box><text:p text:style-name="P90"><text:span text:style-name="T188"><text:s/></text:span></text:p></draw:text-box></draw:frame><draw:frame text:anchor-type="paragraph" draw:z-index="20" draw:style-name="gr2" draw:text-style-name="P91" svg:width="0.422cm" svg:height="0.505cm" svg:x="-0.824cm" svg:y="26.453cm"><draw:text-box><text:p text:style-name="P90"><text:span text:style-name="T188"><text:s/></text:span></text:p></draw:text-box></draw:frame><draw:frame text:anchor-type="paragraph" draw:z-index="23" draw:style-name="gr2" draw:text-style-name="P91" svg:width="0.422cm" svg:height="0.505cm" svg:x="-0.824cm" svg:y="3.092cm"><draw:text-box><text:p text:style-name="P90"><text:span text:style-name="T188"><text:s/></text:span></text:p></draw:text-box></draw:frame><draw:frame text:anchor-type="paragraph" draw:z-index="24" draw:style-name="gr2" draw:text-style-name="P91" svg:width="0.422cm" svg:height="0.505cm" svg:x="-0.824cm" svg:y="4.083cm"><draw:text-box><text:p text:style-name="P90"><text:span text:style-name="T188"><text:s/></text:span></text:p></draw:text-box></draw:frame><draw:frame text:anchor-type="paragraph" draw:z-index="25" draw:style-name="gr3" draw:text-style-name="P91" svg:width="0.422cm" svg:height="0.503cm" svg:x="-0.824cm" svg:y="4.584cm"><draw:text-box><text:p text:style-name="P90"><text:span text:style-name="T188"><text:s/></text:span></text:p></draw:text-box></draw:frame><draw:frame text:anchor-type="paragraph" draw:z-index="26" draw:style-name="gr2" draw:text-style-name="P91" svg:width="0.422cm" svg:height="0.505cm" svg:x="-0.824cm" svg:y="5.574cm"><draw:text-box><text:p text:style-name="P90"><text:span text:style-name="T188"><text:s/></text:span></text:p></draw:text-box></draw:frame><draw:frame text:anchor-type="paragraph" draw:z-index="27" draw:style-name="gr2" draw:text-style-name="P91" svg:width="0.422cm" svg:height="0.505cm" svg:x="-0.824cm" svg:y="9.299cm"><draw:text-box><text:p text:style-name="P90"><text:span text:style-name="T188"><text:s/></text:span></text:p></draw:text-box></draw:frame><draw:frame text:anchor-type="paragraph" draw:z-index="28" draw:style-name="gr2" draw:text-style-name="P91" svg:width="0.422cm" svg:height="0.505cm" svg:x="-0.824cm" svg:y="9.798cm"><draw:text-box><text:p text:style-name="P90"><text:span text:style-name="T188"><text:s/></text:span></text:p></draw:text-box></draw:frame><draw:frame text:anchor-type="paragraph" draw:z-index="29" draw:style-name="gr3" draw:text-style-name="P91" svg:width="0.422cm" svg:height="0.503cm" svg:x="-0.824cm" svg:y="10.299cm"><draw:text-box><text:p text:style-name="P90"><text:span text:style-name="T188"><text:s/></text:span></text:p></draw:text-box></draw:frame><draw:frame text:anchor-type="paragraph" draw:z-index="30" draw:style-name="gr2" draw:text-style-name="P91" svg:width="0.422cm" svg:height="0.505cm" svg:x="-0.824cm" svg:y="10.79cm"><draw:text-box><text:p text:style-name="P90"><text:span text:style-name="T188"><text:s/></text:span></text:p></draw:text-box></draw:frame><draw:frame text:anchor-type="paragraph" draw:z-index="31" draw:style-name="gr2" draw:text-style-name="P91" svg:width="0.422cm" svg:height="0.505cm" svg:x="-0.824cm" svg:y="11.628cm"><draw:text-box><text:p text:style-name="P90"><text:span text:style-name="T188"><text:s/></text:span></text:p></draw:text-box></draw:frame><draw:frame text:anchor-type="paragraph" draw:z-index="32" draw:style-name="gr2" draw:text-style-name="P91" svg:width="0.422cm" svg:height="0.505cm" svg:x="16.826cm" svg:y="13.109cm"><draw:text-box><text:p text:style-name="P90"><text:span text:style-name="T188"><text:s/></text:span></text:p></draw:text-box></draw:frame><draw:frame text:anchor-type="paragraph" draw:z-index="33" draw:style-name="gr2" draw:text-style-name="P91" svg:width="0.422cm" svg:height="0.505cm" svg:x="-0.824cm" svg:y="13.608cm"><draw:text-box><text:p text:style-name="P90"><text:span text:style-name="T188"><text:s/></text:span></text:p></draw:text-box></draw:frame><draw:frame text:anchor-type="paragraph" draw:z-index="34" draw:style-name="gr3" draw:text-style-name="P91" svg:width="0.422cm" svg:height="0.503cm" svg:x="-1.824cm" svg:y="14.109cm"><draw:text-box><text:p text:style-name="P90"><text:span text:style-name="T188"><text:s/></text:span></text:p></draw:text-box></draw:frame><draw:frame text:anchor-type="paragraph" draw:z-index="35" draw:style-name="gr2" draw:text-style-name="P91" svg:width="0.422cm" svg:height="0.505cm" svg:x="-0.824cm" svg:y="19.248cm"><draw:text-box><text:p text:style-name="P90"><text:span text:style-name="T188"><text:s/></text:span></text:p></draw:text-box></draw:frame><draw:frame text:anchor-type="paragraph" draw:z-index="36" draw:style-name="gr2" draw:text-style-name="P91" svg:width="0.422cm" svg:height="0.505cm" svg:x="-0.824cm" svg:y="19.738cm"><draw:text-box><text:p text:style-name="P90"><text:span text:style-name="T188"><text:s/></text:span></text:p></draw:text-box></draw:frame><draw:frame text:anchor-type="paragraph" draw:z-index="37" draw:style-name="gr2" draw:text-style-name="P91" svg:width="0.422cm" svg:height="0.505cm" svg:x="-0.824cm" svg:y="20.237cm"><draw:text-box><text:p text:style-name="P90"><text:span text:style-name="T188"><text:s/></text:span></text:p></draw:text-box></draw:frame><draw:frame text:anchor-type="paragraph" draw:z-index="38" draw:style-name="gr2" draw:text-style-name="P91" svg:width="0.422cm" svg:height="0.505cm" svg:x="-0.824cm" svg:y="20.738cm"><draw:text-box><text:p text:style-name="P90"><text:span text:style-name="T188"><text:s/></text:span></text:p></draw:text-box></draw:frame><draw:frame text:anchor-type="paragraph" draw:z-index="39" draw:style-name="gr2" draw:text-style-name="P91" svg:width="0.422cm" svg:height="0.505cm" svg:x="-0.824cm" svg:y="24.963cm"><draw:text-box><text:p text:style-name="P90"><text:span text:style-name="T188"><text:s/></text:span></text:p></draw:text-box></draw:frame><draw:frame text:anchor-type="paragraph" draw:z-index="40" draw:style-name="gr2" draw:text-style-name="P91" svg:width="0.422cm" svg:height="0.505cm" svg:x="-0.824cm" svg:y="25.453cm"><draw:text-box><text:p text:style-name="P90"><text:span text:style-name="T188"><text:s/></text:span></text:p></draw:text-box></draw:frame><draw:frame text:anchor-type="paragraph" draw:z-index="41" draw:style-name="gr2" draw:text-style-name="P91" svg:width="0.422cm" svg:height="0.505cm" svg:x="-0.824cm" svg:y="25.952cm"><draw:text-box><text:p text:style-name="P90"><text:span text:style-name="T188"><text:s/></text:span></text:p></draw:text-box></draw:frame><draw:frame text:anchor-type="paragraph" draw:z-index="42" draw:style-name="gr2" draw:text-style-name="P91" svg:width="0.422cm" svg:height="0.505cm" svg:x="-0.824cm" svg:y="26.453cm"><draw:text-box><text:p text:style-name="P90"><text:span text:style-name="T188"><text:s/></text:span></text:p></draw:text-box></draw:frame><draw:frame text:anchor-type="paragraph" draw:z-index="22" draw:style-name="gr3" draw:text-style-name="P91" svg:width="0.422cm" svg:height="0.503cm" svg:x="-0.824cm" svg:y="1.603cm"><draw:text-box><text:p text:style-name="P90"><text:span text:style-name="T188"><text:s/></text:span></text:p></draw:text-box></draw:frame><draw:frame text:anchor-type="paragraph" draw:z-index="21" draw:style-name="gr2" draw:text-style-name="P91" svg:width="0.422cm" svg:height="0.505cm" svg:x="-0.824cm" svg:y="0.503cm"><draw:text-box><text:p text:style-name="P90"><text:span text:style-name="T188"><text:s/></text:span></text:p></draw:text-box></draw:frame><draw:frame text:anchor-type="paragraph" draw:z-index="43" draw:name="Forme2" draw:style-name="gr1" draw:text-style-name="P89" svg:width="3.61cm" svg:height="2.435cm" svg:x="-1.607cm" svg:y="-2cm"><draw:text-box><text:p><text:span text:style-name="T187">G</text:span></text:p></draw:text-box></draw:frame><text:span text:style-name="T33">Corrigé </text:span><text:span text:style-name="T34">d</text:span><text:span text:style-name="T31">evoir sur table n°</text:span><text:span text:style-name="T32">3</text:span><text:span text:style-name="T35"><text:line-break/></text:span></text:p>
      <text:p text:style-name="P37"><text:span text:style-name="T1">Compétence 1 : </text:span><text:span text:style-name="T2"><text:s/></text:span><text:span text:style-name="T1">E</text:span><text:span text:style-name="T3">xposants p</text:span><text:span text:style-name="T4">ositifs</text:span></text:p>
      <text:p text:style-name="P28"/>
      <text:p text:style-name="P19">5²<text:span text:style-name="T53"> <text:s text:c="4"/>=  5 </text:span><text:span text:style-name="T168">×</text:span><text:span text:style-name="T53"> 5 = 25</text:span></text:p>
      <text:p text:style-name="P75">(-1)² <text:s/>= <text:span text:style-name="T53"> (-1) </text:span><text:span text:style-name="T168">×</text:span><text:span text:style-name="T53"> (-1) = +1</text:span></text:p>
      <text:p text:style-name="P76">2⁴ <text:s text:c="4"/>=  <text:span text:style-name="T174">2</text:span> <text:span text:style-name="T138">×</text:span> <text:span text:style-name="T174">2</text:span> <text:span text:style-name="T138">×</text:span> <text:span text:style-name="T174">2 </text:span><text:span text:style-name="T138">×</text:span> <text:span text:style-name="T174">2 </text:span>= <text:span text:style-name="T175">16</text:span></text:p>
      <text:p text:style-name="P77">2<text:span text:style-name="T54">10 <text:s text:c="6"/></text:span><text:span text:style-name="T91">= </text:span><text:span text:style-name="T117"> </text:span><text:span text:style-name="T119">2</text:span><text:span text:style-name="T117"> </text:span><text:span text:style-name="T118">×</text:span><text:span text:style-name="T117"> </text:span><text:span text:style-name="T119">2</text:span><text:span text:style-name="T117"> </text:span><text:span text:style-name="T118">×</text:span><text:span text:style-name="T117"> </text:span><text:span text:style-name="T119">2 </text:span><text:span text:style-name="T118">×</text:span><text:span text:style-name="T117"> </text:span><text:span text:style-name="T119">2 </text:span><text:span text:style-name="T118">×</text:span><text:span text:style-name="T119"> 2</text:span><text:span text:style-name="T117"> </text:span><text:span text:style-name="T118">×</text:span><text:span text:style-name="T117"> </text:span><text:span text:style-name="T119">2</text:span><text:span text:style-name="T117"> </text:span><text:span text:style-name="T118">×</text:span><text:span text:style-name="T117"> </text:span><text:span text:style-name="T119">2 </text:span><text:span text:style-name="T118">×</text:span><text:span text:style-name="T117"> </text:span><text:span text:style-name="T119">2 </text:span><text:span text:style-name="T118">×</text:span><text:span text:style-name="T117"> </text:span><text:span text:style-name="T119">2 </text:span><text:span text:style-name="T118">×</text:span><text:span text:style-name="T117"> </text:span><text:span text:style-name="T119">2 </text:span><text:span text:style-name="T117">= </text:span><text:span text:style-name="T120">1024</text:span></text:p>
      <text:p text:style-name="P78"><text:span text:style-name="T92">777</text:span><text:span text:style-name="T55">1 <text:s text:c="2"/></text:span><text:span text:style-name="T92">= </text:span><text:span text:style-name="T98">777</text:span></text:p>
      <text:p text:style-name="P82"><text:span text:style-name="T28">0,70</text:span><text:span text:style-name="T65">3</text:span><text:span text:style-name="T28"> = 0,70</text:span><text:span text:style-name="T27"> </text:span><text:span text:style-name="T169">×</text:span><text:span text:style-name="T27"> 0,70 </text:span><text:span text:style-name="T169">×</text:span><text:span text:style-name="T27"> 0,70 =</text:span><text:span text:style-name="T27"> </text:span><text:span text:style-name="T28">0,343</text:span></text:p>
      <text:p text:style-name="P7"/>
      <text:p text:style-name="P7">Le produit de 5 facteurs tous égaux à 4 est : <text:span text:style-name="T176">4</text:span><text:span text:style-name="T78">5 </text:span><text:span text:style-name="T121">= 2</text:span><text:span text:style-name="T79">10</text:span><text:span text:style-name="T121"> = 1024</text:span></text:p>
      <text:p text:style-name="P7"/>
      <text:p text:style-name="P27"><text:span text:style-name="T6">Le produit de </text:span><text:span text:style-name="T5">2</text:span><text:span text:style-name="T6"> facteurs tous égaux à (-2) est : </text:span><text:span text:style-name="T8">(-2)</text:span><text:span text:style-name="T66">2</text:span><text:span text:style-name="T105"> = +4</text:span></text:p>
      <text:p text:style-name="P33"><text:span text:style-name="T6">L</text:span><text:span text:style-name="T7">e résultat est positif. </text:span><text:span text:style-name="T11">Quand l’</text:span><text:span text:style-name="T9">exposant </text:span><text:span text:style-name="T11">est </text:span><text:span text:style-name="T9">pair </text:span><text:span text:style-name="T13">et </text:span><text:span text:style-name="T15">que </text:span><text:span text:style-name="T13">la base </text:span><text:span text:style-name="T15">est </text:span><text:span text:style-name="T13">un nombre relatif, </text:span><text:span text:style-name="T14">alors</text:span><text:span text:style-name="T9"> </text:span><text:span text:style-name="T12">le </text:span><text:span text:style-name="T10">résultat </text:span><text:span text:style-name="T12">est </text:span><text:span text:style-name="T10">positif.</text:span></text:p>
      <text:p text:style-name="P6"/>
      <text:p text:style-name="P4"/>
      <text:p text:style-name="P22"><text:span text:style-name="T38">Compétence </text:span><text:span text:style-name="T42">2</text:span><text:span text:style-name="T38"> : E</text:span><text:span text:style-name="T40">xposants négatifs </text:span></text:p>
      <text:p text:style-name="P21"/>
      <text:p text:style-name="P74"><text:span text:style-name="T151">5</text:span><text:span text:style-name="T69">-</text:span><text:span text:style-name="T71">2</text:span><text:span text:style-name="T99">= </text:span><text:span text:style-name="T99"><draw:frame draw:style-name="fr2" draw:name="Objet3" text:anchor-type="as-char" svg:y="-0.619cm" svg:width="0.63cm" svg:height="1.058cm" draw:z-index="49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99">= </text:span><text:span text:style-name="T72"><draw:frame draw:style-name="fr2" draw:name="Objet4" text:anchor-type="as-char" svg:y="-0.619cm" svg:width="1.071cm" svg:height="0.998cm" draw:z-index="5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52"><text:s/><text:tab/><text:tab/> <text:s text:c="11"/>3</text:span><text:span text:style-name="T153">1</text:span><text:span text:style-name="T69">-</text:span><text:span text:style-name="T70">4 </text:span><text:span text:style-name="T99">= </text:span><text:span text:style-name="T99"><draw:frame draw:style-name="fr2" draw:name="Objet8" text:anchor-type="as-char" svg:y="-0.619cm" svg:width="0.85cm" svg:height="1.058cm" draw:z-index="5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99">= </text:span><text:span text:style-name="T72"><draw:frame draw:style-name="fr2" draw:name="Objet11" text:anchor-type="as-char" svg:y="-0.619cm" svg:width="3.032cm" svg:height="0.998cm" draw:z-index="52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74"><text:span text:style-name="T153"><text:s text:c="10"/><text:line-break/><text:line-break/></text:span><text:span text:style-name="T113">1</text:span><text:span text:style-name="T69">-</text:span><text:span text:style-name="T70">5</text:span><text:span text:style-name="T99">= </text:span><text:span text:style-name="T99"><draw:frame draw:style-name="fr2" draw:name="Objet12" text:anchor-type="as-char" svg:y="-0.619cm" svg:width="0.624cm" svg:height="1.058cm" draw:z-index="5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99">= </text:span><text:span text:style-name="T72"><draw:frame draw:style-name="fr2" draw:name="Objet13" text:anchor-type="as-char" svg:y="-0.619cm" svg:width="2.746cm" svg:height="0.998cm" draw:z-index="5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2"><text:s text:c="14"/></text:span><text:span text:style-name="T113">(-2)</text:span><text:span text:style-name="T69">-</text:span><text:span text:style-name="T70">3</text:span><text:span text:style-name="T99">= </text:span><text:span text:style-name="T99"><draw:frame draw:style-name="fr2" draw:name="Objet14" text:anchor-type="as-char" svg:y="-0.619cm" svg:width="1.238cm" svg:height="1.088cm" draw:z-index="5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99">= </text:span><text:span text:style-name="T72"><draw:frame draw:style-name="fr2" draw:name="Objet15" text:anchor-type="as-char" svg:y="-0.619cm" svg:width="3.461cm" svg:height="1.037cm" draw:z-index="5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10"/>
      <text:p text:style-name="P5"/>
      <text:p text:style-name="P52"><text:span text:style-name="T38">Compétence </text:span><text:span text:style-name="T43">3</text:span><text:span text:style-name="T41"> </text:span><text:span text:style-name="T38">: </text:span><text:span text:style-name="T41">Puissances de dix</text:span></text:p>
      <text:p text:style-name="P18"><text:span text:style-name="T52">C</text:span><text:span text:style-name="T48">alcul :</text:span></text:p>
      <text:p text:style-name="P17"><text:span text:style-name="T46">Complète les pointillés,</text:span><text:span text:style-name="T44"><text:line-break/></text:span><text:span text:style-name="T47">s</text:span><text:span text:style-name="T45">ur chaque ligne, c’est le même nombre écrit de différentes façons </text:span><text:span text:style-name="T44">: </text:span>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49">10 000 000 000 000</text:p>
          </table:table-cell>
          <table:table-cell table:style-name="Tableau3.A1" office:value-type="string">
            <text:p text:style-name="P50">=</text:p>
          </table:table-cell>
          <table:table-cell table:style-name="Tableau3.A1" office:value-type="string">
            <text:p text:style-name="P46">10<text:span text:style-name="T81">13</text:span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35"><text:span text:style-name="T115">10</text:span><text:span text:style-name="T74">1</text:span><text:span text:style-name="T154"> </text:span><text:span text:style-name="T155">× 10</text:span><text:span text:style-name="T76">12</text:span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35"><text:span text:style-name="T115">10</text:span><text:span text:style-name="T74">15</text:span><text:span text:style-name="T154"> </text:span><text:span text:style-name="T155">× 10</text:span><text:span text:style-name="T75">-</text:span><text:span text:style-name="T76">2</text:span></text:p>
          </table:table-cell>
        </table:table-row>
        <table:table-row>
          <table:table-cell table:style-name="Tableau3.A1" office:value-type="string">
            <text:p text:style-name="P56"><text:span text:style-name="T36"><text:s text:c="12"/>10</text:span><text:span text:style-name="T37">0 000 000</text:span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46">(10<text:span text:style-name="T81">4</text:span><text:span text:style-name="T91">)</text:span><text:span text:style-name="T54">2</text:span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34"><text:span text:style-name="T116">10</text:span><text:span text:style-name="T77">9</text:span><text:span text:style-name="T158"> ÷ 10</text:span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55">10<text:span text:style-name="T81">8</text:span></text:p>
          </table:table-cell>
        </table:table-row>
        <table:table-row>
          <table:table-cell table:style-name="Tableau3.A1" office:value-type="string">
            <text:p text:style-name="P48">0,<text:span text:style-name="T180">1</text:span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46"><draw:frame draw:style-name="fr2" draw:name="Objet1" text:anchor-type="as-char" svg:y="-0.619cm" svg:width="0.713cm" svg:height="0.998cm" draw:z-index="44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47">10<text:span text:style-name="T54">-</text:span><text:span text:style-name="T83">1</text:span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44"><draw:frame draw:style-name="fr2" draw:name="Objet7" text:anchor-type="as-char" svg:y="-0.681cm" svg:width="0.841cm" svg:height="1.118cm" draw:z-index="4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</table:table-row>
        <table:table-row>
          <table:table-cell table:style-name="Tableau3.A1" office:value-type="string">
            <text:p text:style-name="P48">0,<text:span text:style-name="T181">000 000 001</text:span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47"><text:span text:style-name="T54"><draw:frame draw:style-name="fr2" draw:name="Objet5" text:anchor-type="as-char" svg:y="-0.619cm" svg:width="0.855cm" svg:height="1.058cm" draw:z-index="47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14">×</text:span><text:span text:style-name="T54"><draw:frame draw:style-name="fr2" draw:name="Objet6" text:anchor-type="as-char" svg:y="-0.619cm" svg:width="0.841cm" svg:height="1.058cm" draw:z-index="48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44"><draw:frame draw:style-name="fr2" draw:name="Objet2" text:anchor-type="as-char" svg:y="-0.619cm" svg:width="0.845cm" svg:height="1.058cm" draw:z-index="45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3.A1" office:value-type="string">
            <text:p text:style-name="P51">=</text:p>
          </table:table-cell>
          <table:table-cell table:style-name="Tableau3.A1" office:value-type="string">
            <text:p text:style-name="P45">10<text:span text:style-name="T54">-</text:span><text:span text:style-name="T82">9</text:span></text:p>
          </table:table-cell>
        </table:table-row>
      </table:table>
      <text:p text:style-name="P11"/>
      <text:p text:style-name="P2"/>
      <text:p text:style-name="P16"><text:span text:style-name="T51">P</text:span><text:span text:style-name="T49">réfixes </text:span><text:span text:style-name="T50">(cours) :</text:span></text:p>
      <text:p text:style-name="P12"/>
      <text:p text:style-name="P8">Complète le tableau des préfixes scientifiques : 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4"/>
        <table:table-column table:style-name="Tableau1.G"/>
        <table:table-row table:style-name="Tableau1.1">
          <table:table-cell table:style-name="Tableau1.A1" office:value-type="string">
            <text:p text:style-name="P42">Nombre</text:p>
          </table:table-cell>
          <table:table-cell table:style-name="Tableau1.A1" office:value-type="string">
            <text:p text:style-name="P42">10<text:span text:style-name="T54">-3</text:span></text:p>
          </table:table-cell>
          <table:table-cell table:style-name="Tableau1.A1" office:value-type="string">
            <text:p text:style-name="P57">10<text:span text:style-name="T54">9</text:span></text:p>
          </table:table-cell>
          <table:table-cell table:style-name="Tableau1.A1" office:value-type="string">
            <text:p text:style-name="P42">10<text:span text:style-name="T54">-9</text:span></text:p>
          </table:table-cell>
          <table:table-cell table:style-name="Tableau1.A1" office:value-type="string">
            <text:p text:style-name="P57">10<text:span text:style-name="T54">-6</text:span></text:p>
          </table:table-cell>
          <table:table-cell table:style-name="Tableau1.A1" office:value-type="string">
            <text:p text:style-name="P42">10<text:span text:style-name="T54">6</text:span></text:p>
          </table:table-cell>
          <table:table-cell table:style-name="Tableau1.G1" office:value-type="string">
            <text:p text:style-name="P57">10<text:span text:style-name="T54">3</text:span></text:p>
          </table:table-cell>
        </table:table-row>
        <table:table-row table:style-name="Tableau1.1">
          <table:table-cell table:style-name="Tableau1.A2" office:value-type="string">
            <text:p text:style-name="P42">Préfixe</text:p>
          </table:table-cell>
          <table:table-cell table:style-name="Tableau1.A2" office:value-type="string">
            <text:p text:style-name="P42">milli</text:p>
          </table:table-cell>
          <table:table-cell table:style-name="Tableau1.A2" office:value-type="string">
            <text:p text:style-name="P42"><text:span text:style-name="T157">g</text:span>iga</text:p>
          </table:table-cell>
          <table:table-cell table:style-name="Tableau1.A2" office:value-type="string">
            <text:p text:style-name="P57">nano</text:p>
          </table:table-cell>
          <table:table-cell table:style-name="Tableau1.A2" office:value-type="string">
            <text:p text:style-name="P57">micro</text:p>
          </table:table-cell>
          <table:table-cell table:style-name="Tableau1.A2" office:value-type="string">
            <text:p text:style-name="P57">mega</text:p>
          </table:table-cell>
          <table:table-cell table:style-name="Tableau1.G2" office:value-type="string">
            <text:p text:style-name="P57">kilo</text:p>
          </table:table-cell>
        </table:table-row>
        <table:table-row table:style-name="Tableau1.1">
          <table:table-cell table:style-name="Tableau1.A2" office:value-type="string">
            <text:p text:style-name="P42">Symbole</text:p>
          </table:table-cell>
          <table:table-cell table:style-name="Tableau1.A2" office:value-type="string">
            <text:p text:style-name="P57">m</text:p>
          </table:table-cell>
          <table:table-cell table:style-name="Tableau1.A2" office:value-type="string">
            <text:p text:style-name="P57">G</text:p>
          </table:table-cell>
          <table:table-cell table:style-name="Tableau1.A2" office:value-type="string">
            <text:p text:style-name="P57">n</text:p>
          </table:table-cell>
          <table:table-cell table:style-name="Tableau1.A2" office:value-type="string">
            <text:p text:style-name="P43">μ</text:p>
          </table:table-cell>
          <table:table-cell table:style-name="Tableau1.A2" office:value-type="string">
            <text:p text:style-name="P57">M</text:p>
          </table:table-cell>
          <table:table-cell table:style-name="Tableau1.G2" office:value-type="string">
            <text:p text:style-name="P42">k</text:p>
          </table:table-cell>
        </table:table-row>
      </table:table>
      <text:p text:style-name="P14"><text:line-break/></text:p>
      <text:p text:style-name="P14"/>
      <text:p text:style-name="P54"><text:span text:style-name="T16">Compétence </text:span><text:span text:style-name="T20">4</text:span><text:span text:style-name="T18"> </text:span><text:span text:style-name="T16">: </text:span><text:span text:style-name="T18">N</text:span><text:span text:style-name="T17">otation scientifique </text:span></text:p>
      <text:p text:style-name="P38"><text:span text:style-name="T22">C</text:span><text:span text:style-name="T19">onversion : </text:span></text:p>
      <text:p text:style-name="P15"><text:tab/>Ecris en notation scientifique :</text:p>
      <text:p text:style-name="P79">14 <text:s text:c="16"/>= <text:span text:style-name="T177">1,4 </text:span><text:span text:style-name="T92">×</text:span> 10<text:span text:style-name="T80">1</text:span></text:p>
      <text:p text:style-name="P79">777 <text:s text:c="14"/>= <text:span text:style-name="T177">7,77 </text:span><text:span text:style-name="T92">×</text:span> 10<text:span text:style-name="T80">2</text:span></text:p>
      <text:p text:style-name="P79"><text:span text:style-name="T150">-</text:span>5 010 000 <text:s text:c="3"/>= -<text:span text:style-name="T177">5,01 </text:span><text:span text:style-name="T92">×</text:span> 10<text:span text:style-name="T80">6</text:span> </text:p>
      <text:p text:style-name="P80">0,09 <text:s text:c="13"/>= <text:span text:style-name="T178">9 </text:span><text:span text:style-name="T92">×</text:span> 10<text:span text:style-name="T54">-</text:span><text:span text:style-name="T80">2</text:span></text:p>
      <text:p text:style-name="P20"/>
      <text:p text:style-name="P85"><text:span text:style-name="T24">613 </text:span><text:span text:style-name="T94">×</text:span><text:span text:style-name="T24"> 10</text:span><text:span text:style-name="T60">-7 </text:span><text:span text:style-name="T100"><text:s text:c="4"/>= </text:span><text:span text:style-name="T103">6</text:span><text:span text:style-name="T102">,</text:span><text:span text:style-name="T103">13</text:span><text:span text:style-name="T102"> </text:span><text:span text:style-name="T94">×</text:span><text:span text:style-name="T100"> 10</text:span><text:span text:style-name="T61">2 </text:span><text:span text:style-name="T94">×</text:span><text:span text:style-name="T100"> 10</text:span><text:span text:style-name="T61">-7 </text:span><text:span text:style-name="T103">= 6</text:span><text:span text:style-name="T102">,</text:span><text:span text:style-name="T103">13</text:span><text:span text:style-name="T102"> </text:span><text:span text:style-name="T94">×</text:span><text:span text:style-name="T100"> 10</text:span><text:span text:style-name="T61">-</text:span><text:span text:style-name="T62">5</text:span></text:p>
      <text:p text:style-name="P86"><text:span text:style-name="T100">0,613 </text:span><text:span text:style-name="T94">×</text:span><text:span text:style-name="T100"> 10</text:span><text:span text:style-name="T60">15 </text:span><text:span text:style-name="T100"><text:s/>= </text:span><text:span text:style-name="T103">6</text:span><text:span text:style-name="T102">,</text:span><text:span text:style-name="T103">13</text:span><text:span text:style-name="T102"> </text:span><text:span text:style-name="T94">×</text:span><text:span text:style-name="T100"> 10</text:span><text:span text:style-name="T60">-</text:span><text:span text:style-name="T63">1</text:span><text:span text:style-name="T61"> </text:span><text:span text:style-name="T94">×</text:span><text:span text:style-name="T100"> 10</text:span><text:span text:style-name="T63">15 </text:span><text:span text:style-name="T104">= </text:span><text:span text:style-name="T103">6</text:span><text:span text:style-name="T102">,</text:span><text:span text:style-name="T103">13</text:span><text:span text:style-name="T102"> </text:span><text:span text:style-name="T94">×</text:span><text:span text:style-name="T100"> 10</text:span><text:span text:style-name="T64">14</text:span><text:span text:style-name="T63"> </text:span></text:p>
      <text:p text:style-name="P32"/>
      <text:p text:style-name="P33"><text:span text:style-name="T23">C</text:span><text:span text:style-name="T21">alcul :</text:span></text:p>
      <text:p text:style-name="P13"/>
      <text:p text:style-name="P36"><text:span text:style-name="T26">x = </text:span><text:span text:style-name="T25">(2 </text:span><text:span text:style-name="T139">× 10</text:span><text:span text:style-name="T56">100</text:span><text:span text:style-name="T95">)</text:span><text:span text:style-name="T56"> </text:span><text:span text:style-name="T95">× (3</text:span><text:span text:style-name="T101"> </text:span><text:span text:style-name="T95">× 10</text:span><text:span text:style-name="T56">200</text:span><text:span text:style-name="T95">)</text:span></text:p>
      <text:p text:style-name="P87"><text:span text:style-name="T94">x</text:span><text:span text:style-name="T95"> </text:span><text:span text:style-name="T94">= </text:span><text:span text:style-name="T101">2 </text:span><text:span text:style-name="T95">× 3</text:span><text:span text:style-name="T101"> </text:span><text:span text:style-name="T95">× 10</text:span><text:span text:style-name="T56">100 </text:span><text:span text:style-name="T95">× 10</text:span><text:span text:style-name="T56">200 </text:span><text:span text:style-name="T96">= </text:span><text:span text:style-name="T97">6 </text:span><text:span text:style-name="T95">× 10</text:span><text:span text:style-name="T57">3</text:span><text:span text:style-name="T56">00</text:span></text:p>
      <text:p text:style-name="P29"/>
      <text:p text:style-name="P30"/>
      <text:p text:style-name="P81"><text:span text:style-name="T156">y = </text:span>(3,14 <text:span text:style-name="T138">× 10</text:span><text:span text:style-name="T55">2020</text:span><text:span text:style-name="T92">)</text:span><text:span text:style-name="T55"> </text:span><text:span text:style-name="T92">× (</text:span><text:span text:style-name="T93">3</text:span><text:span text:style-name="T91"> </text:span><text:span text:style-name="T92">× 10</text:span><text:span text:style-name="T55">-2020</text:span><text:span text:style-name="T92">)</text:span></text:p>
      <text:p text:style-name="P84">y = <text:span text:style-name="T179">3,14 </text:span><text:span text:style-name="T140">× </text:span><text:span text:style-name="T141">3</text:span><text:span text:style-name="T179"> </text:span><text:span text:style-name="T140">× 10</text:span><text:span text:style-name="T58">2020 </text:span><text:span text:style-name="T140">× 10</text:span><text:span text:style-name="T58">-2020 </text:span><text:span text:style-name="T142">= </text:span><text:span text:style-name="T143">9,42 x 10</text:span><text:span text:style-name="T59">0 </text:span><text:span text:style-name="T144">= 9,42</text:span></text:p>
      <text:p text:style-name="P53"><text:span text:style-name="T38">Compétence </text:span><text:span text:style-name="T43">5</text:span><text:span text:style-name="T38"> : </text:span><text:span text:style-name="T39">Résoudre des problèmes</text:span></text:p>
      <text:p text:style-name="P40"/>
      <text:p text:style-name="P23"><text:span text:style-name="T160">Les fourmis </text:span><text:span text:style-name="T159">:</text:span><text:span text:style-name="T162"> </text:span><text:span text:style-name="T161">(</text:span><text:span text:style-name="T163">proposé par Paul Bastien</text:span><text:span text:style-name="T164">)</text:span><text:span text:style-name="T165"><text:tab/></text:span><text:span text:style-name="T149"><text:tab/><text:tab/><text:tab/><text:tab/><text:tab/><text:tab/><text:tab/><text:tab/><text:tab/><text:tab/><text:tab/></text:span></text:p>
      <text:p text:style-name="P25"><text:span text:style-name="T145">Un être humain pèse en moyenne </text:span><text:span text:style-name="T146">70 kg.</text:span><text:span text:style-name="T145"> <text:line-break/>On estime à </text:span><text:span text:style-name="T146">7,8</text:span><text:span text:style-name="T145"> milliards le nombre d’êtres humains sur Terre.</text:span></text:p>
      <text:p text:style-name="P25"><text:span text:style-name="T145"><text:line-break/>Une fourmi pèse en moyenne </text:span><text:span text:style-name="T146">5,46 mg</text:span><text:span text:style-name="T145">. </text:span></text:p>
      <text:p text:style-name="P24"><text:span text:style-name="T145">On estime à </text:span><text:span text:style-name="T146">10</text:span><text:span text:style-name="T73">18</text:span><text:span text:style-name="T145"> le nombre de fourmis vivant sur Terre.</text:span></text:p>
      <text:p text:style-name="P26"/>
      <text:list xml:id="list643175063" text:style-name="WWNum11">
        <text:list-item>
          <text:p text:style-name="P58">Quelle est la masse totale (en g) des êtres humains ?</text:p>
        </text:list-item>
        <text:list-item>
          <text:p text:style-name="P58">Quelle est la masse totale (en g) des fourmis ?</text:p>
        </text:list-item>
        <text:list-item>
          <text:p text:style-name="P59">Combien de fois la masse totale des fourmis est-elle plus grande que la masse totale des êtres humains ?</text:p>
        </text:list-item>
      </text:list>
      <text:p text:style-name="P41"/>
      <text:p text:style-name="P60">Zone réponse : </text:p>
      <text:p text:style-name="P65"><text:span text:style-name="T30">a.</text:span><text:span text:style-name="T29">70 kg = 70 000 g =</text:span><text:span text:style-name="T29"> 7 </text:span><text:span text:style-name="T173">× 10</text:span><text:span text:style-name="T84">4 </text:span><text:span text:style-name="T123">g</text:span></text:p>
      <text:p text:style-name="P70"><text:span text:style-name="T123">On appelle m</text:span><text:span text:style-name="T182">humains</text:span><text:span text:style-name="T123"> la masse totales des humains </text:span><text:span text:style-name="T125">en gramme</text:span><text:span text:style-name="T126">s</text:span><text:span text:style-name="T123">.</text:span></text:p>
      <text:p text:style-name="P66"><text:span text:style-name="T124">m</text:span><text:span text:style-name="T182">humains </text:span><text:span text:style-name="T122">= masse d’un humain </text:span><text:span text:style-name="T134">en grammes </text:span><text:span text:style-name="T122">× nombre d’humains</text:span></text:p>
      <text:p text:style-name="P67"><text:span text:style-name="T124">m</text:span><text:span text:style-name="T182">humains </text:span><text:span text:style-name="T122">= </text:span><text:span text:style-name="T127">(</text:span><text:span text:style-name="T136">7 </text:span><text:span text:style-name="T125">× 10</text:span><text:span text:style-name="T84">4</text:span><text:span text:style-name="T127">)</text:span><text:span text:style-name="T84"> </text:span><text:span text:style-name="T125"><text:s/>× </text:span><text:span text:style-name="T127">(7,8</text:span><text:span text:style-name="T84"> </text:span><text:span text:style-name="T125"><text:s/>× 10</text:span><text:span text:style-name="T85">9</text:span><text:span text:style-name="T127">) = </text:span><text:span text:style-name="T128">54,6 </text:span><text:span text:style-name="T125">× 10</text:span><text:span text:style-name="T86">13 <text:s/></text:span><text:span text:style-name="T129">g </text:span><text:span text:style-name="T128">= 5,46 </text:span><text:span text:style-name="T125">× 10</text:span><text:span text:style-name="T86">14 <text:s text:c="2"/></text:span><text:span text:style-name="T129">g</text:span></text:p>
      <text:p text:style-name="P72"><text:span text:style-name="T129"/></text:p>
      <text:p text:style-name="P72"><text:span text:style-name="T129">L</text:span><text:span text:style-name="T122">a masse totale des humains est </text:span><text:span text:style-name="T128">5,46 </text:span><text:span text:style-name="T125">× 10</text:span><text:span text:style-name="T86">14 <text:s text:c="2"/></text:span><text:span text:style-name="T122">grammes.</text:span></text:p>
      <text:p text:style-name="P72"><text:span text:style-name="T122"/></text:p>
      <text:p text:style-name="P71"><text:span text:style-name="T129">b. </text:span><text:span text:style-name="T130">5,46 mg = </text:span><text:span text:style-name="T131">5,46 </text:span><text:span text:style-name="T136"><text:s/></text:span><text:span text:style-name="T131">× 10</text:span><text:span text:style-name="T87">-3</text:span><text:span text:style-name="T84"> </text:span><text:span text:style-name="T123">g</text:span></text:p>
      <text:p text:style-name="P68"><text:span text:style-name="T124">m</text:span><text:span text:style-name="T183">fourmis</text:span><text:span text:style-name="T182"> </text:span><text:span text:style-name="T129">=</text:span><text:span text:style-name="T184"> </text:span><text:span text:style-name="T132">masse d’une fourmi </text:span><text:span text:style-name="T133">en grammes </text:span><text:span text:style-name="T122">× nombre d</text:span><text:span text:style-name="T132">e fourmis</text:span></text:p>
      <text:p text:style-name="P69"><text:span text:style-name="T124">m</text:span><text:span text:style-name="T185">fourmis</text:span><text:span text:style-name="T182"> </text:span><text:span text:style-name="T132">= </text:span><text:span text:style-name="T127">(</text:span><text:span text:style-name="T137">5,46 </text:span><text:span text:style-name="T136"><text:s/></text:span><text:span text:style-name="T137">× 10</text:span><text:span text:style-name="T90">-3</text:span><text:span text:style-name="T127">)</text:span><text:span text:style-name="T84"> </text:span><text:span text:style-name="T125"><text:s/>× </text:span><text:span text:style-name="T127">(</text:span><text:span text:style-name="T135">1</text:span><text:span text:style-name="T125"> × 10</text:span><text:span text:style-name="T88">18</text:span><text:span text:style-name="T127">) = </text:span><text:span text:style-name="T128">5,46 </text:span><text:span text:style-name="T125">× 10</text:span><text:span text:style-name="T86">1</text:span><text:span text:style-name="T89">5</text:span><text:span text:style-name="T86"> <text:s/></text:span><text:span text:style-name="T129">g</text:span></text:p>
      <text:p text:style-name="P73"><text:span text:style-name="T129"/></text:p>
      <text:p text:style-name="P73"><text:span text:style-name="T129">L</text:span><text:span text:style-name="T122">a masse totale des fourmis est </text:span><text:span text:style-name="T128">5,46 </text:span><text:span text:style-name="T125">× 10</text:span><text:span text:style-name="T86">1</text:span><text:span text:style-name="T89">5</text:span><text:span text:style-name="T86"> <text:s/></text:span><text:span text:style-name="T129">g</text:span><text:span text:style-name="T122">rammes.</text:span></text:p>
      <text:p text:style-name="P62"/>
      <text:p text:style-name="P63">c. <draw:frame draw:style-name="fr1" draw:name="Objet9" text:anchor-type="as-char" svg:y="-0.683cm" svg:width="1.466cm" svg:height="1.124cm" draw:z-index="57"><draw:object xlink:href="./Object 10" xlink:type="simple" xlink:show="embed" xlink:actuate="onLoad"/><draw:image xlink:href="./ObjectReplacements/Object 10" xlink:type="simple" xlink:show="embed" xlink:actuate="onLoad"/></draw:frame><text:span text:style-name="T186">= </text:span><text:span text:style-name="T186"><draw:frame draw:style-name="fr1" draw:name="Objet10" text:anchor-type="as-char" svg:y="-0.681cm" svg:width="2.074cm" svg:height="1.118cm" draw:z-index="58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86">= 10</text:span></text:p>
      <text:p text:style-name="P64">La masse totale des fourmis est 10 fois plus grande que celle des humains.</text:p>
      <text:p text:style-name="P41"/>
      <text:p text:style-name="P41"/>
      <text:p text:style-name="P39"><text:span text:style-name="T147">Exercice</text:span><text:span text:style-name="T148">s</text:span><text:span text:style-name="T147"> Bonus :</text:span><text:span text:style-name="T149"><text:tab/></text:span></text:p>
      <text:p text:style-name="P31"><text:span text:style-name="T166">A.Range </text:span>dans l’ordre croissant :</text:p>
      <text:p text:style-name="P83"><text:span text:style-name="T106"><text:s/></text:span><text:span text:style-name="T107">-</text:span><text:span text:style-name="T108">9 </text:span><text:span text:style-name="T112">×</text:span><text:span text:style-name="T108"> 10</text:span><text:span text:style-name="T68">14 </text:span><text:span text:style-name="T109"><text:s/>&lt; </text:span><text:span text:style-name="T107">-</text:span><text:span text:style-name="T108">9 </text:span><text:span text:style-name="T112">×</text:span><text:span text:style-name="T108"> 10</text:span><text:span text:style-name="T68">-14 </text:span><text:span text:style-name="T110">&lt; </text:span><text:span text:style-name="T108">9 </text:span><text:span text:style-name="T112">×</text:span><text:span text:style-name="T108"> 10</text:span><text:span text:style-name="T68">-14 </text:span><text:span text:style-name="T111">&lt; </text:span><text:span text:style-name="T108">9 </text:span><text:span text:style-name="T112">×</text:span><text:span text:style-name="T108"> 10</text:span><text:span text:style-name="T68">14</text:span></text:p>
      <text:p text:style-name="P88"><text:span text:style-name="T68">l</text:span><text:span text:style-name="T67">oin de zéro <text:tab/> <text:s text:c="4"/>proche de zéro <text:s text:c="5"/>proche de zéro <text:s text:c="11"/>loin de zér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-apple-system" svg:font-family="-apple-system, HelveticaNeue, Roboto, Arial, sans-serif"/>
    <style:font-face style:name="Cambria" svg:font-family="Cambria"/>
    <style:font-face style:name="Liberation Serif1" svg:font-family="'Liberation Serif'" style:font-family-generic="roman"/>
    <style:font-face style:name="Arial2" svg:font-family="Arial" style:font-family-generic="swiss"/>
    <style:font-face style:name="Liberation Sans1" svg:font-family="'Liberation Sans'" style:font-family-generic="swiss"/>
    <style:font-face style:name="Arial" svg:font-family="Arial" style:font-pitch="variable"/>
    <style:font-face style:name="Cambria1" svg:font-family="Cambria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7T09:41:06.140000000</meta:creation-date>
    <dc:date>2020-12-16T15:27:44.730000000</dc:date>
    <meta:editing-duration>PT5H36M51S</meta:editing-duration>
    <meta:editing-cycles>344</meta:editing-cycles>
    <meta:generator>LibreOffice/6.3.3.2$Windows_X86_64 LibreOffice_project/a64200df03143b798afd1ec74a12ab50359878ed</meta:generator>
    <meta:document-statistic meta:table-count="2" meta:image-count="0" meta:object-count="15" meta:page-count="4" meta:paragraph-count="107" meta:word-count="591" meta:character-count="2671" meta:non-whitespace-character-count="1998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 1 over 10 }</annotation>
  </semantics>
</math>
</file>

<file path=Object 10/content.xml><?xml version="1.0" encoding="utf-8"?>
<math xmlns="http://www.w3.org/1998/Math/MathML" display="block">
  <semantics>
    <mfrac>
      <msub>
        <mi>m</mi>
        <mi mathvariant="italic">fourmis</mi>
      </msub>
      <msub>
        <mi>m</mi>
        <mi mathvariant="italic">humains</mi>
      </msub>
    </mfrac>
    <annotation encoding="StarMath 5.0">{ m_fourmis over m_humains } </annotation>
  </semantics>
</math>
</file>

<file path=Object 11/content.xml><?xml version="1.0" encoding="utf-8"?>
<math xmlns="http://www.w3.org/1998/Math/MathML" display="block">
  <semantics>
    <mfrac>
      <mrow>
        <mn>5,46</mn>
        <mo stretchy="false">×</mo>
        <msup>
          <mn>10</mn>
          <mn>15</mn>
        </msup>
      </mrow>
      <mrow>
        <mn>5,46</mn>
        <mo stretchy="false">×</mo>
        <msup>
          <mn>10</mn>
          <mn>14</mn>
        </msup>
      </mrow>
    </mfrac>
    <annotation encoding="StarMath 5.0">{ {5,46 times 10^15} over {5,46 times 10^14}} </annotation>
  </semantics>
</math>
</file>

<file path=Object 12/content.xml><?xml version="1.0" encoding="utf-8"?>
<math xmlns="http://www.w3.org/1998/Math/MathML" display="block">
  <semantics>
    <mfrac>
      <mn>1</mn>
      <msup>
        <mn>1</mn>
        <mn>5</mn>
      </msup>
    </mfrac>
    <annotation encoding="StarMath 5.0">{ 1 over { 1 ^ 5}}</annotation>
  </semantics>
</math>
</file>

<file path=Object 13/content.xml><?xml version="1.0" encoding="utf-8"?>
<math xmlns="http://www.w3.org/1998/Math/MathML" display="block">
  <semantics>
    <mfrac>
      <mn>1</mn>
      <mrow>
        <mn>1</mn>
        <mo stretchy="false">×</mo>
        <mn>1</mn>
        <mo stretchy="false">×</mo>
        <mn>1</mn>
        <mo stretchy="false">×</mo>
        <mn>1</mn>
        <mo stretchy="false">×</mo>
        <mn>1</mn>
      </mrow>
    </mfrac>
    <annotation encoding="StarMath 5.0">{ 1 over { 1 times 1 times 1 times 1 times 1} }</annotation>
  </semantics>
</math>
</file>

<file path=Object 14/content.xml><?xml version="1.0" encoding="utf-8"?>
<math xmlns="http://www.w3.org/1998/Math/MathML" display="block">
  <semantics>
    <mfrac>
      <mn>1</mn>
      <msup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n>3</mn>
      </msup>
    </mfrac>
    <annotation encoding="StarMath 5.0">{ 1 over { (-2) ^ 3}}</annotation>
  </semantics>
</math>
</file>

<file path=Object 15/content.xml><?xml version="1.0" encoding="utf-8"?>
<math xmlns="http://www.w3.org/1998/Math/MathML" display="block">
  <semantics>
    <mfrac>
      <mn>1</mn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×</mo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×</mo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</mrow>
    </mfrac>
    <annotation encoding="StarMath 5.0">{ 1 over { (-2) times (-2) times (-2)} }</annotation>
  </semantics>
</math>
</file>

<file path=Object 2/content.xml><?xml version="1.0" encoding="utf-8"?>
<math xmlns="http://www.w3.org/1998/Math/MathML" display="block">
  <semantics>
    <mfrac>
      <mn>1</mn>
      <msup>
        <mn>10</mn>
        <mn>9</mn>
      </msup>
    </mfrac>
    <annotation encoding="StarMath 5.0">{ 1 over { 10 ^ 9}}</annotation>
  </semantics>
</math>
</file>

<file path=Object 3/content.xml><?xml version="1.0" encoding="utf-8"?>
<math xmlns="http://www.w3.org/1998/Math/MathML" display="block">
  <semantics>
    <mfrac>
      <mn>1</mn>
      <msup>
        <mn>5</mn>
        <mn>2</mn>
      </msup>
    </mfrac>
    <annotation encoding="StarMath 5.0">{ 1 over { 5 ^ 2}}</annotation>
  </semantics>
</math>
</file>

<file path=Object 4/content.xml><?xml version="1.0" encoding="utf-8"?>
<math xmlns="http://www.w3.org/1998/Math/MathML" display="block">
  <semantics>
    <mfrac>
      <mn>1</mn>
      <mrow>
        <mn>5</mn>
        <mo stretchy="false">×</mo>
        <mn>5</mn>
      </mrow>
    </mfrac>
    <annotation encoding="StarMath 5.0">{ 1 over { 5 times 5 } }</annotation>
  </semantics>
</math>
</file>

<file path=Object 5/content.xml><?xml version="1.0" encoding="utf-8"?>
<math xmlns="http://www.w3.org/1998/Math/MathML" display="block">
  <semantics>
    <mfrac>
      <mn>1</mn>
      <msup>
        <mn>10</mn>
        <mn>4</mn>
      </msup>
    </mfrac>
    <annotation encoding="StarMath 5.0">{ 1 over { 10 ^ 4}}</annotation>
  </semantics>
</math>
</file>

<file path=Object 6/content.xml><?xml version="1.0" encoding="utf-8"?>
<math xmlns="http://www.w3.org/1998/Math/MathML" display="block">
  <semantics>
    <mfrac>
      <mn>1</mn>
      <msup>
        <mn>10</mn>
        <mn>5</mn>
      </msup>
    </mfrac>
    <annotation encoding="StarMath 5.0">{ 1 over { 10 ^ 5}}</annotation>
  </semantics>
</math>
</file>

<file path=Object 7/content.xml><?xml version="1.0" encoding="utf-8"?>
<math xmlns="http://www.w3.org/1998/Math/MathML" display="block">
  <semantics>
    <mfrac>
      <msup>
        <mn>10</mn>
        <mn>2</mn>
      </msup>
      <msup>
        <mn>10</mn>
        <mn>3</mn>
      </msup>
    </mfrac>
    <annotation encoding="StarMath 5.0">{ 10 ^ 2 over 10 ^3 }</annotation>
  </semantics>
</math>
</file>

<file path=Object 8/content.xml><?xml version="1.0" encoding="utf-8"?>
<math xmlns="http://www.w3.org/1998/Math/MathML" display="block">
  <semantics>
    <mfrac>
      <mn>1</mn>
      <msup>
        <mn>31</mn>
        <mn>4</mn>
      </msup>
    </mfrac>
    <annotation encoding="StarMath 5.0">{ 1 over { 31 ^ 4}}</annotation>
  </semantics>
</math>
</file>

<file path=Object 9/content.xml><?xml version="1.0" encoding="utf-8"?>
<math xmlns="http://www.w3.org/1998/Math/MathML" display="block">
  <semantics>
    <mfrac>
      <mn>1</mn>
      <mrow>
        <mn>31</mn>
        <mo stretchy="false">×</mo>
        <mn>31</mn>
        <mo stretchy="false">×</mo>
        <mn>31</mn>
        <mo stretchy="false">×</mo>
        <mn>31</mn>
      </mrow>
    </mfrac>
    <annotation encoding="StarMath 5.0">{ 1 over { 31 times 31 times 31 times 31} }</annotation>
  </semantics>
</math>
</file>